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/>
    <style:font-face style:name="Ubuntu Mono,Arial" svg:font-family="'Ubuntu Mono,Arial'"/>
    <style:font-face style:name="docs-Cantarell" svg:font-family="docs-Cantarell"/>
  </office:font-face-decls>
  <office:automatic-styles>
    <style:style style:name="co1" style:family="table-column">
      <style:table-column-properties fo:break-before="auto" style:column-width="1.055cm"/>
    </style:style>
    <style:style style:name="co2" style:family="table-column">
      <style:table-column-properties fo:break-before="auto" style:column-width="7.742cm"/>
    </style:style>
    <style:style style:name="co3" style:family="table-column">
      <style:table-column-properties fo:break-before="auto" style:column-width="2.401cm"/>
    </style:style>
    <style:style style:name="co4" style:family="table-column">
      <style:table-column-properties fo:break-before="auto" style:column-width="1.177cm"/>
    </style:style>
    <style:style style:name="co5" style:family="table-column">
      <style:table-column-properties fo:break-before="auto" style:column-width="1.274cm"/>
    </style:style>
    <style:style style:name="co6" style:family="table-column">
      <style:table-column-properties fo:break-before="auto" style:column-width="1.298cm"/>
    </style:style>
    <style:style style:name="co7" style:family="table-column">
      <style:table-column-properties fo:break-before="auto" style:column-width="3.505cm"/>
    </style:style>
    <style:style style:name="co8" style:family="table-column">
      <style:table-column-properties fo:break-before="auto" style:column-width="9.53cm"/>
    </style:style>
    <style:style style:name="co9" style:family="table-column">
      <style:table-column-properties fo:break-before="auto" style:column-width="4.974cm"/>
    </style:style>
    <style:style style:name="co10" style:family="table-column">
      <style:table-column-properties fo:break-before="auto" style:column-width="7.962cm"/>
    </style:style>
    <style:style style:name="co11" style:family="table-column">
      <style:table-column-properties fo:break-before="auto" style:column-width="2.475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92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2.027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2.817cm" fo:break-before="auto" style:use-optimal-row-height="true"/>
    </style:style>
    <style:style style:name="ro15" style:family="table-row">
      <style:table-row-properties style:row-height="4.396cm" fo:break-before="auto" style:use-optimal-row-height="true"/>
    </style:style>
    <style:style style:name="ro16" style:family="table-row">
      <style:table-row-properties style:row-height="5.976cm" fo:break-before="auto" style:use-optimal-row-height="true"/>
    </style:style>
    <style:style style:name="ro17" style:family="table-row">
      <style:table-row-properties style:row-height="3.21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d0e0e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3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0000" style:text-outline="false" style:text-line-through-style="none" style:text-line-through-type="none" style:font-name="Cantarell" fo:font-size="7pt" fo:font-style="normal" fo:text-shadow="none" style:text-underline-style="none" fo:font-weight="bold" style:font-size-asian="7pt" style:font-style-asian="normal" style:font-weight-asian="bold" style:font-name-complex="Cantarell" style:font-size-complex="7pt" style:font-style-complex="normal" style:font-weight-complex="bold"/>
    </style:style>
    <style:style style:name="ce99" style:family="table-cell" style:parent-style-name="Default">
      <style:table-cell-properties fo:background-color="#c9daf8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8" style:family="table-cell" style:parent-style-name="Default">
      <style:table-cell-properties fo:background-color="#c9daf8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9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10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1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05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4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fo:color="#00ff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ffffff" fo:background-color="#66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23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25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0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4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3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36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ntarel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0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3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5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741b4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4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  <style:map style:condition="cell-content()=0" style:apply-style-name="Accent" style:base-cell-address="'Feuille 1'.F25"/>
    </style:style>
    <style:style style:name="ce144" style:family="table-cell" style:parent-style-name="Default">
      <style:table-cell-properties fo:border-bottom="0.74pt solid #ffffff" fo:background-color="#d9ead3" style:diagonal-bl-tr="none" style:diagonal-tl-br="none" fo:border-left="none" fo:border-right="none" style:rotation-align="none" fo:border-top="0.74pt solid #ffffff"/>
      <style:text-properties fo:color="#34a85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Accent" style:base-cell-address="'Feuille 1'.F25"/>
    </style:style>
    <style:style style:name="ce53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4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  <style:map style:condition="cell-content()=&quot;KO&quot;" style:apply-style-name="KO" style:base-cell-address="'Feuille 1'.G25"/>
    </style:style>
    <style:style style:name="ce148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KO&quot;" style:apply-style-name="KO" style:base-cell-address="'Feuille 1'.G25"/>
    </style:style>
    <style:style style:name="ce56" style:family="table-cell" style:parent-style-name="Default">
      <style:table-cell-properties fo:border-bottom="0.74pt solid #ffffff" fo:background-color="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61" style:family="table-cell" style:parent-style-name="Default" style:data-style-name="N115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5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79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80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8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italic" fo:text-shadow="none" style:text-underline-style="none" fo:font-weight="normal" style:font-size-asian="11pt" style:font-style-asian="italic" style:font-weight-asian="normal" style:font-name-complex="Ubuntu Mono" style:font-size-complex="11pt" style:font-style-complex="italic" style:font-weight-complex="normal"/>
    </style:style>
    <style:style style:name="ce82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4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5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6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9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90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91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4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5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3" style:family="text">
      <style:text-properties fo:color="#ffffff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4" style:family="text">
      <style:text-properties fo:color="#ffffff" style:font-name="Cantarell" fo:font-size="14pt" fo:font-weight="bold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 style:text-underline-style="solid" style:text-underline-width="auto" style:text-underline-color="font-color"/>
    </style:style>
    <style:style style:name="T5" style:family="text">
      <style:text-properties fo:color="#ffffff" style:font-name="Cantarell" fo:font-size="14pt" fo:font-weight="bold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 style:text-underline-style="none" style:text-underline-color="font-color"/>
    </style:style>
    <style:style style:name="T6" style:family="text">
      <style:text-properties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 fo:color="#000000"/>
    </style:style>
    <style:style style:name="T7" style:family="text">
      <style:text-properties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 fo:color="#ffffff"/>
    </style:style>
    <style:style style:name="T8" style:family="text">
      <style:text-properties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 fo:color="#8e7cc3"/>
    </style:style>
    <style:style style:name="T9" style:family="text">
      <style:text-properties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 fo:color="#b4a7d6"/>
    </style:style>
    <style:style style:name="T10" style:family="text">
      <style:text-properties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 fo:color="#00ffff"/>
    </style:style>
    <style:style style:name="T11" style:family="text">
      <style:text-properties fo:color="#cc0000" style:font-name="Cantarel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7pt" style:font-size-complex="7pt" style:font-weight-asian="bold" style:font-weight-complex="bold" style:font-style-asian="normal" style:font-style-complex="normal"/>
    </style:style>
    <style:style style:name="T12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8pt" style:font-size-asian="18pt" style:font-size-complex="18pt"/>
    </style:style>
    <style:style style:name="T13" style:family="text">
      <style:text-properties fo:color="#ff00ff" style:font-name="Cantarel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2pt" style:font-size-complex="12pt" style:font-weight-asian="bold" style:font-weight-complex="bold" style:font-style-asian="normal" style:font-style-complex="normal"/>
    </style:style>
    <style:style style:name="T14" style:family="text">
      <style:text-properties fo:color="#ff00ff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8pt" style:font-size-asian="18pt" style:font-size-complex="18pt"/>
    </style:style>
    <style:style style:name="T15" style:family="text">
      <style:text-properties fo:color="#cc0000" style:font-name="Cantarell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6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2pt" style:font-size-asian="12pt" style:font-size-complex="12pt"/>
    </style:style>
    <style:style style:name="T17" style:family="text">
      <style:text-properties fo:color="#cc0000" style:font-name="Cantarel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9pt" style:font-size-complex="9pt" style:font-weight-asian="bold" style:font-weight-complex="bold" style:font-style-asian="normal" style:font-style-complex="normal"/>
    </style:style>
    <style:style style:name="T18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4pt" style:font-size-asian="14pt" style:font-size-complex="14pt"/>
    </style:style>
    <style:style style:name="T19" style:family="text">
      <style:text-properties fo:color="#ff00ff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2pt" style:font-size-asian="12pt" style:font-size-complex="12pt"/>
    </style:style>
    <style:style style:name="T20" style:family="text">
      <style:text-properties fo:color="#00ff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21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ffff"/>
    </style:style>
    <style:style style:name="T22" style:family="text">
      <style:text-properties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color="#ffffff" fo:font-style="italic" style:font-style-asian="italic" style:font-style-complex="italic"/>
    </style:style>
    <style:style style:name="T23" style:family="text">
      <style:text-properties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color="#ffffff" fo:font-style="normal" style:font-style-asian="normal" style:font-style-complex="normal"/>
    </style:style>
    <style:style style:name="T24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ffff"/>
    </style:style>
    <style:style style:name="T25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ff00"/>
    </style:style>
    <style:style style:name="T26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ff"/>
    </style:style>
    <style:style style:name="T27" style:family="text">
      <style:text-properties fo:color="#00ff00"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/>
    </style:style>
    <style:style style:name="T28" style:family="text">
      <style:text-properties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 fo:color="#ffffff"/>
    </style:style>
    <style:style style:name="T29" style:family="text">
      <style:text-properties fo:color="#00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0" style:family="text">
      <style:text-properties fo:color="#ff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1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00"/>
    </style:style>
    <style:style style:name="T32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00ff"/>
    </style:style>
    <style:style style:name="T33" style:family="text">
      <style:text-properties fo:color="#ff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4" style:family="text">
      <style:text-properties fo:color="#ffffff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  <style:style style:name="T35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italic" style:font-style-asian="italic" style:font-style-complex="italic"/>
    </style:style>
    <style:style style:name="T36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normal" style:font-style-asian="normal" style:font-style-complex="normal"/>
    </style:style>
    <style:style style:name="T37" style:family="text">
      <style:text-properties fo:color="#000000" style:font-name="Ubuntu Mono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bold" style:font-weight-complex="bold" style:font-style-asian="normal" style:font-style-complex="normal"/>
    </style:style>
    <style:style style:name="T38" style:family="text">
      <style:text-properties fo:color="#000000" style:font-name="Ubuntu Mono" fo:font-size="11pt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/>
    </style:style>
    <style:style style:name="T39" style:family="text">
      <style:text-properties fo:color="#0000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0" style:family="text">
      <style:text-properties fo:color="#00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1" style:family="text">
      <style:text-properties fo:color="#000000" style:font-name="Ubuntu Mono" fo:font-size="11pt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 style:text-underline-style="solid" style:text-underline-width="auto" style:text-underline-color="font-color"/>
    </style:style>
    <style:style style:name="T42" style:family="text">
      <style:text-properties fo:color="#000000" style:font-name="Ubuntu Mono" fo:font-size="11pt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 style:text-underline-style="none" style:text-underline-color="font-color"/>
    </style:style>
    <style:style style:name="T43" style:family="text">
      <style:text-properties fo:color="#000000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office:annotation draw:style-name="gr1" draw:text-style-name="P2" svg:width="12.593cm" svg:height="2.619cm" svg:x="1.451cm" svg:y="0.82cm" draw:caption-point-x="39.456cm" draw:caption-point-y="-0.81cm">
              <dc:date>2024-04-29T00:00:00</dc:date>
              <text:p text:style-name="P1"><text:span text:style-name="T1">cc</text:span></text:p>
              <text:p text:style-name="P1"><text:span text:style-name="T1"><text:tab/></text:span><text:span text:style-name="T1">-Ilyes Landolsi</text:span></text:p>
              <text:p text:style-name="P1"><text:span text:style-name="T1">Oui d'accord, d'accord</text:span></text:p>
              <text:p text:style-name="P1"><text:span text:style-name="T1"><text:tab/></text:span><text:span text:style-name="T1">-Anonymous</text:span></text:p>
            </office:annotation>
            <text:p>MINISHELL 🐚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20">
            <text:p><text:span text:style-name="T2">⚠️⚠️⚠️⚠️⚠️⚠️⚠️⚠️⚠️⚠️⚠️</text:span></text:p>
            <text:p/>
            <text:p><text:span text:style-name="T3">ATTENTION</text:span></text:p>
            <text:p><text:span text:style-name="T3">Les comportements présents dans cet Excel </text:span><text:span text:style-name="T4">ne sont pas tous a gérer</text:span><text:span text:style-name="T5"> dans la Mandatory du projet Minishell !</text:span></text:p>
            <text:p><text:span text:style-name="T3">Ne vous mettez pas la pression pour essayer de tous les gérer !</text:span></text:p>
            <text:p><text:span text:style-name="T3">Vérifiez juste pour ces cas non gerables s'ils ne Segfault pas, ou n'effectuent pas un comportement suspect !</text:span></text:p>
            <text:p><text:span text:style-name="T3">Utilisez votre bon sens pour exploiter au mieux ce document et faire un Minishell pas trop ambitieux, selon votre situation du projet.</text:span></text:p>
            <text:p><text:span text:style-name="T3">(Par contre, si vous etes chauds pour tout gérer, GG à vous !)</text:span></text:p>
            <text:p/>
            <text:p/>
            <text:p><text:span text:style-name="T3">Bon courage et n'hésitez pas à m'envoyer un MP si besoin ! </text:span></text:p>
            <text:p/>
            <text:p><text:span text:style-name="T3">(</text:span><text:span text:style-name="T6">GitHub : vietdu91</text:span><text:span text:style-name="T7">   /  </text:span><text:span text:style-name="T8"> </text:span><text:span text:style-name="T9">Discord : vietdu91#6048</text:span><text:span text:style-name="T8"> </text:span><text:span text:style-name="T7">  /   </text:span><text:span text:style-name="T10">Intra : emtran</text:span><text:span text:style-name="T7">)</text:span></text:p>
            <text:p/>
            <text:p><text:span text:style-name="T3">⚠️⚠️⚠️⚠️⚠️⚠️⚠️⚠️⚠️⚠️⚠️</text:span></text:p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10" table:number-rows-spanned="1">
            <text:p>Gestion des comportements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4" table:number-columns-spanned="1" table:number-rows-spanned="2"/>
          <table:table-cell table:style-name="ce15" office:value-type="string" calcext:value-type="string" table:number-columns-spanned="1" table:number-rows-spanned="2">
            <text:p>test.c</text:p>
          </table:table-cell>
          <table:table-cell table:style-name="ce22" table:number-columns-spanned="1" table:number-rows-spanned="2"/>
          <table:table-cell table:style-name="ce40" office:value-type="string" calcext:value-type="string">
            <text:p>A faire</text:p>
          </table:table-cell>
          <table:table-cell table:style-name="ce43" office:value-type="string" calcext:value-type="string">
            <text:p>A tester</text:p>
          </table:table-cell>
          <table:table-cell table:style-name="ce49" office:value-type="string" calcext:value-type="string">
            <text:p>Leaks ?</text:p>
          </table:table-cell>
          <table:table-cell table:style-name="ce53" office:value-type="string" calcext:value-type="string">
            <text:p>Fonctionne</text:p>
          </table:table-cell>
          <table:table-cell table:style-name="ce15" office:value-type="string" calcext:value-type="string" table:number-columns-spanned="1" table:number-rows-spanned="2">
            <text:p>Comportement attendu</text:p>
          </table:table-cell>
          <table:table-cell table:style-name="ce15" office:value-type="string" calcext:value-type="string" table:number-columns-spanned="1" table:number-rows-spanned="2">
            <text:p>Sortie d'exit (echo $?)</text:p>
          </table:table-cell>
          <table:table-cell table:style-name="ce78" office:value-type="string" calcext:value-type="string" table:number-columns-spanned="1" table:number-rows-spanned="2">
            <text:p>Notes</text:p>
          </table:table-cell>
          <table:table-cell table:number-columns-repeated="1014"/>
        </table:table-row>
        <table:table-row table:style-name="ro5">
          <table:covered-table-cell table:number-columns-repeated="3" table:style-name="ce5"/>
          <table:table-cell table:style-name="ce41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50" office:value-type="string" calcext:value-type="string">
            <text:p>OK</text:p>
          </table:table-cell>
          <table:table-cell table:style-name="ce54" office:value-type="string" calcext:value-type="string">
            <text:p>OK</text:p>
          </table:table-cell>
          <table:covered-table-cell table:number-columns-repeated="3" table:style-name="ce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57">
            <text:p><text:span text:style-name="T11">CARACTERES A LA VOLEE (SYNTAXE) </text:span><text:span text:style-name="T12"> 🌦</text:span></text:p>
          </table:table-cell>
          <table:table-cell table:style-name="ce16" office:value-type="string" calcext:value-type="string">
            <text:p><text:span text:style-name="T20">$&gt;</text:span><text:span text:style-name="T21"> \n (touche entrée)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6" office:value-type="string" calcext:value-type="string" table:number-columns-spanned="1" table:number-rows-spanned="5">
            <text:p>$&gt;</text:p>
          </table:table-cell>
          <table:table-cell table:style-name="ce74" office:value-type="string" calcext:value-type="string">
            <text:p>Exit de l'ancienne commande</text:p>
          </table:table-cell>
          <table:table-cell table:style-name="ce74"/>
          <table:table-cell table:number-columns-repeated="1014"/>
        </table:table-row>
        <table:table-row table:style-name="ro5">
          <table:covered-table-cell/>
          <table:table-cell table:style-name="ce16" office:value-type="string" calcext:value-type="string">
            <text:p><text:span text:style-name="T20">$&gt;</text:span><text:span text:style-name="T21"> [</text:span><text:span text:style-name="T22">que des espaces</text:span><text:span text:style-name="T23">]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6" office:value-type="string" calcext:value-type="string">
            <text:p><text:span text:style-name="T20">$&gt;</text:span><text:span text:style-name="T21"> [</text:span><text:span text:style-name="T22">que des tabulations</text:span><text:span text:style-name="T23">]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Crl + V + Tab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: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Marche aussi pour "#"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!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covered-table-cell table:style-name="ce57"/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&gt;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&lt;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&gt;&gt;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&lt;&lt;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 </text:span><text:span text:style-name="T21">&lt;&gt;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covered-table-cell table:style-name="ce57"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&gt;&gt;&gt;&gt;&gt;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&gt;&gt;&gt;&gt;&gt;&gt;&gt;&gt;&gt;&gt;&gt;&gt;&gt;&gt;&gt;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&lt;&lt;&lt;&lt;&lt;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&lt;&lt;&lt;&lt;&lt;&lt;&lt;&lt;&lt;&lt;&lt;&lt;&lt;&lt;&lt;&lt;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&gt; &gt; &gt; &gt;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&gt;&gt; &gt;&gt; &gt;&gt; &gt;&gt;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&gt;&gt;&gt;&gt; &gt;&gt; &gt;&gt; &gt;&gt;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8">
          <table:covered-table-cell/>
          <table:table-cell table:style-name="ce18" office:value-type="string" calcext:value-type="string">
            <text:p><text:span text:style-name="T20">$&gt; </text:span><text:span text:style-name="T21">/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8" office:value-type="string" calcext:value-type="string">
            <text:p><text:span text:style-name="T20">$&gt; </text:span><text:span text:style-name="T21">//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8" office:value-type="string" calcext:value-type="string">
            <text:p><text:span text:style-name="T20">$&gt; </text:span><text:span text:style-name="T21">/.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/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8" office:value-type="string" calcext:value-type="string">
            <text:p><text:span text:style-name="T20">$&gt; </text:span><text:span text:style-name="T21">/./../../../../..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/./../../../../.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8" office:value-type="string" calcext:value-type="string">
            <text:p><text:span text:style-name="T20">$&gt; </text:span><text:span text:style-name="T21">///////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/////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0">$&gt; </text:span><text:span text:style-name="T21">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0">$&gt; </text:span><text:span text:style-name="T21">\\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0">$&gt; </text:span><text:span text:style-name="T21">\\\\\\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\\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8" office:value-type="string" calcext:value-type="string">
            <text:p><text:span text:style-name="T20">$&gt; </text:span><text:span text:style-name="T21">-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-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 office:value-type="string" calcext:value-type="string">
            <text:p>Marche aussi pour "_@°]=+£$?"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|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les metacharacters "&amp;();"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| hol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| | |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||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|||||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|||||||||||||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&gt;&gt;|&gt;&lt;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&amp;&amp;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&amp;&amp;&amp;&amp;&amp;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&amp;&amp;&amp;&amp;&amp;&amp;&amp;&amp;&amp;&amp;&amp;&amp;&amp;&amp;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;;;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;;;;;;;;;;;;;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(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( (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( ( ( ( )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9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"hola"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9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'hola'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9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''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9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bash: </text:span><text:span text:style-name="T26">crashtest.c</text:span><text:span text:style-name="T21">: command not found</text:span></text:p>
            <text:p><text:span text:style-name="T30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9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*/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bash: </text:span><text:span text:style-name="T26">Docs/attest.cation</text:span><text:span text:style-name="T21">: command not found</text:span></text:p>
            <text:p><text:span text:style-name="T30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9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*/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*/*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80" office:value-type="string" calcext:value-type="string">
            <text:p><text:span text:style-name="T37">[BONUS] </text:span><text:span text:style-name="T38">S'il n'y aucun dossier à l'intérieur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.: filename argument required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..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bash: </text:span><text:span text:style-name="T26">/home/vietdu91</text:span><text:span text:style-name="T21">: Is a directory</text:span></text:p>
            <text:p><text:span text:style-name="T30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ABC=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/!\ A gerer comme une erreur 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4ABC=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4ABC=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hola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hola que tal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Makefile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Makefile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99" office:value-type="string" calcext:value-type="string" table:number-columns-spanned="1" table:number-rows-spanned="114">
            <text:p><text:span text:style-name="T13">ECHO   </text:span><text:span text:style-name="T14">🎉</text:span></text:p>
          </table:table-cell>
          <table:table-cell table:style-name="ce109" office:value-type="string" calcext:value-type="string">
            <text:p><text:span text:style-name="T20">$&gt; </text:span><text:span text:style-name="T21">echo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7" office:value-type="string" calcext:value-type="string">
            <text:p>OK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5">
          <table:covered-table-cell/>
          <table:table-cell table:style-name="ce109" office:value-type="string" calcext:value-type="string">
            <text:p><text:span text:style-name="T20">$&gt;</text:span><text:span text:style-name="T21"> echo -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7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7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echo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-n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echo-n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5">
          <table:covered-table-cell/>
          <table:table-cell table:style-name="ce109" office:value-type="string" calcext:value-type="string">
            <text:p><text:span text:style-name="T20">$&gt;</text:span><text:span text:style-name="T21"> echo -n 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7" office:value-type="string" calcext:value-type="string">
            <text:p>OK</text:p>
          </table:table-cell>
          <table:table-cell table:style-name="ce109" office:value-type="string" calcext:value-type="string">
            <text:p>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5">
          <table:covered-table-cell/>
          <table:table-cell table:style-name="ce109" office:value-type="string" calcext:value-type="string">
            <text:p><text:span text:style-name="T20">$&gt;</text:span><text:span text:style-name="T21"> echo "-n" 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7" office:value-type="string" calcext:value-type="string">
            <text:p>OK</text:p>
          </table:table-cell>
          <table:table-cell table:style-name="ce109" office:value-type="string" calcext:value-type="string">
            <text:p>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-n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7" office:value-type="string" calcext:value-type="string">
            <text:p>OK</text:p>
          </table:table-cell>
          <table:table-cell table:style-name="ce109" office:value-type="string" calcext:value-type="string">
            <text:p>-n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-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7" office:value-type="string" calcext:value-type="string">
            <text:p>OK</text:p>
          </table:table-cell>
          <table:table-cell table:style-name="ce109" office:value-type="string" calcext:value-type="string">
            <text:p>Hola -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Que Tal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7" office:value-type="string" calcext:value-type="string">
            <text:p>OK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        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7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cho    Hola     Que    Tal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7" office:value-type="string" calcext:value-type="string">
            <text:p>OK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 </text:span><text:span text:style-name="T21">echo      \n 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n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A gerer ?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 </text:span><text:span text:style-name="T21">echo "         " | cat -e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7" office:value-type="string" calcext:value-type="string">
            <text:p>OK</text:p>
          </table:table-cell>
          <table:table-cell table:style-name="ce109" office:value-type="string" calcext:value-type="string">
            <text:p>        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 </text:span><text:span text:style-name="T21">echo           | cat -e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7" office:value-type="string" calcext:value-type="string">
            <text:p>OK</text:p>
          </table:table-cell>
          <table:table-cell table:style-name="ce109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 </text:span><text:span text:style-name="T21">""''echo hola""'''' que""'' tal""''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7" office:value-type="string" calcext:value-type="string">
            <text:p>OK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 </text:span><text:span text:style-name="T21">echo -n -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<text:span text:style-name="T20">$&gt;</text:span><text:span text:style-name="T21"> echo -n -n Hola Que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 Que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 </text:span><text:span text:style-name="T21">echo -p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-p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 </text:span><text:span text:style-name="T21">echo -nnnnn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 </text:span><text:span text:style-name="T21">echo -n -nnn -nnnn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 </text:span><text:span text:style-name="T21">echo -n-nnn -nnnn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-n-nnn -nnn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 </text:span><text:span text:style-name="T21">echo -n -nnn hola -nnnn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 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 </text:span><text:span text:style-name="T21">echo -n -nnn-nnnn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-nnn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 </text:span><text:span text:style-name="T21">echo --------n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--------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 </text:span><text:span text:style-name="T21">echo -nnn --------n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--------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 </text:span><text:span text:style-name="T21">echo -nnn -----nn---nnnn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-----nn--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 </text:span><text:span text:style-name="T21">echo -nnn --------nnnn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-------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$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7" office:value-type="string" calcext:value-type="string">
            <text:p>OK</text:p>
          </table:table-cell>
          <table:table-cell table:style-name="ce109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$?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0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$?$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0</text:span><text:span text:style-name="T21">$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$? | echo $? | echo $?</text:span></text:p>
          </table:table-cell>
          <table:table-cell table:style-name="ce26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8" office:value-type="string" calcext:value-type="string">
            <text:p>0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$:$= | cat -e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:$=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" $ " | cat -e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 $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' $ ' | cat -e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 $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$HOME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\$HOME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my shit terminal is [$TERM]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my shit terminal is [</text:span><text:span text:style-name="T26">xterm-256color</text:span><text:span text:style-name="T21">]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my shit terminal is [$TERM4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my shit terminal is [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my shit terminal is [$TERM4]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my shit terminal is []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$UID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3">1000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0">$&gt;</text:span><text:span text:style-name="T21"> echo $HOME9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0" office:value-type="string" calcext:value-type="string">
            <text:p/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Marche pour tous les caractères alphanumériques de l'ASCII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$&gt; echo $9HOME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cho $HOME%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</text:span><text:span text:style-name="T21">%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Marche pour les autres caractères (ponctuation, caractères non-ASCII, etc.)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$UID$HOME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1000/home/vietdu91</text:span><text:span text:style-name="T21">%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cho Le path de mon HOME est $HOME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Le path de mon HOME est</text:span><text:span text:style-name="T26"> /home/vietdu91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cho $USER$var\$USER$USER\$USERtest$USER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0" office:value-type="string" calcext:value-type="string">
            <text:p><text:span text:style-name="T33">vietdu91</text:span><text:span text:style-name="T21">$USER</text:span><text:span text:style-name="T26">vietdu91</text:span><text:span text:style-name="T21">$USERtest</text:span><text:span text:style-name="T26">vietdu91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A ne pas gerer si '\' non gere :</text:p>
            <text:p>Doit sortir : vietdu91vietdu91vietdu91vietdu91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0">$&gt;</text:span><text:span text:style-name="T21"> echo $hola*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0" office:value-type="string" calcext:value-type="string">
            <text:p/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 </text:span><text:span text:style-name="T21">echo -nnnn $hola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 </text:span><text:span text:style-name="T21">echo &gt; &lt;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syntax error near unexpected token `&l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3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 </text:span><text:span text:style-name="T21">echo | |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3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echoE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EechoE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83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.echo.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.echo.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83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&gt;echo&gt;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3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&lt;echo&lt;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3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&gt;&gt;echo&gt;&gt;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3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|echo|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3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|echo -n hola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3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echo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'*'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*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D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Docs Dockers Drawings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*Z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*Z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*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test.c </text:span><text:span text:style-name="T21">hola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*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0">$&gt;</text:span><text:span text:style-name="T21"> echo $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0" office:value-type="string" calcext:value-type="string">
            <text:p/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echo hola*hola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0">hola*hola </text:span><text:span text:style-name="T26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echo $hola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$HOME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$""</text:span></text:p>
          </table:table-cell>
          <table:table-cell table:style-name="ce24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"$"""</text:span></text:p>
          </table:table-cell>
          <table:table-cell table:style-name="ce24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'$'''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$"HOME"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$''HOME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$""HOME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"$HO"ME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'$HO'ME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"$HO""ME"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'$HO''ME'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echo "'$HO''ME'"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''ME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string" calcext:value-type="string">
            <text:p>⚠️ Il y a bien 3 singles quotes avant le ME. Je ne sais pas pourquoi Excel tronque à l'affichage le 3e quote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""$HOME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"" $HOME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 /home/vietdu91</text:span></text:p>
            <text:p><text:span text:style-name="T30">$&gt;</text:span></text:p>
          </table:table-cell>
          <table:table-cell table:style-name="ce75"/>
          <table:table-cell table:style-name="ce83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''$HOME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'' $HOME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 /home/vietdu91</text:span></text:p>
            <text:p><text:span text:style-name="T30">$&gt;</text:span></text:p>
          </table:table-cell>
          <table:table-cell table:style-name="ce75"/>
          <table:table-cell table:style-name="ce83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$"HO""ME"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$'HO''ME'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$'HOME'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"$"HOME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$=HOME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$=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$"HOLA"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$'HOLA'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$DONTEXIST Hola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"hola"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7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'hola'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7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''hola''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''h'o'la''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"''h'o'la''"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'h'o'la'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"'"h'o'la"'"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hola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"'hola'"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bash: echo'hola': command not found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"'hola'"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7" office:value-type="string" calcext:value-type="string">
            <text:p>OK</text:p>
          </table:table-cell>
          <table:table-cell table:style-name="ce59" office:value-type="string" calcext:value-type="string">
            <text:p>'hola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'"hola"'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7" office:value-type="string" calcext:value-type="string">
            <text:p>OK</text:p>
          </table:table-cell>
          <table:table-cell table:style-name="ce59" office:value-type="string" calcext:value-type="string">
            <text:p>"hola"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'''ho"''''l"a'''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ho"l"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""""""""""""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"''''''''''"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hola'''''''''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''''''''''''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'""""""""""'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hola""""""""""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"cho hola"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bash: echo 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'cho hola'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bash: echo 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"hola     " | cat -e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hola    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""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"" 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7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""             hola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""hola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"" hola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""bonjour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hola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table-cell table:style-name="ce8"/>
          <table:table-cell table:style-name="ce109" office:value-type="string" calcext:value-type="string">
            <text:p><text:span text:style-name="T20">$&gt;</text:span><text:span text:style-name="T21"> "e"'c'ho 'b'"o"nj"o"'u'r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table-cell table:style-name="ce8"/>
          <table:table-cell table:style-name="ce109" office:value-type="string" calcext:value-type="string">
            <text:p><text:span text:style-name="T20">$&gt;</text:span><text:span text:style-name="T21"> ""e"'c'ho 'b'"o"nj"o"'u'r"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bash: e'c'ho 'b'onjo'u'r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8">
          <table:table-cell table:style-name="ce8"/>
          <table:table-cell table:style-name="ce109" office:value-type="string" calcext:value-type="string">
            <text:p><text:span text:style-name="T20">$&gt;</text:span><text:span text:style-name="T21"> echo "$DONTEXIST"Makefile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table-cell table:style-name="ce8"/>
          <table:table-cell table:style-name="ce109" office:value-type="string" calcext:value-type="string">
            <text:p><text:span text:style-name="T20">$&gt;</text:span><text:span text:style-name="T21"> echo "$DONTEXIST""Makefile"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table-cell table:style-name="ce8"/>
          <table:table-cell table:style-name="ce109" office:value-type="string" calcext:value-type="string">
            <text:p><text:span text:style-name="T20">$&gt;</text:span><text:span text:style-name="T21"> echo "$DONTEXIST" "Makefile"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 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Attention a l'espace avant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10">
            <text:p>💰</text:p>
          </table:table-cell>
          <table:table-cell table:style-name="ce109" office:value-type="string" calcext:value-type="string">
            <text:p><text:span text:style-name="T20">$&gt;</text:span><text:span text:style-name="T21"> $?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bash: </text:span><text:span text:style-name="T26">0</text:span><text:span text:style-name="T21">: command not found</text:span></text:p>
            <text:p><text:span text:style-name="T30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86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$?$?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bash: </text:span><text:span text:style-name="T26">00</text:span><text:span text:style-name="T21">: command not found</text:span></text:p>
            <text:p><text:span text:style-name="T30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?$HOME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bash: ?</text:span><text:span text:style-name="T26">/home/vietdu91</text:span><text:span text:style-name="T21">: command not found</text:span></text:p>
            <text:p><text:span text:style-name="T30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$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bash: $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$HOME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bash: </text:span><text:span text:style-name="T26">/home/vietdu91</text:span><text:span text:style-name="T21">: Is a directory</text:span></text:p>
            <text:p><text:span text:style-name="T30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$HOMEdskjhfkdshfsd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"$HOMEdskjhfkdshfsd"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'$HOMEdskjhfkdshfsd'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$HOMEsddfddfssfdf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$DONTEXIST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$&gt; $LESS$VAR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bash: -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99" office:value-type="string" calcext:value-type="string" table:number-columns-spanned="1" table:number-rows-spanned="10">
            <text:p>SIGNAUX 🛰</text:p>
          </table:table-cell>
          <table:table-cell table:style-name="ce109" office:value-type="string" calcext:value-type="string">
            <text:p><text:span text:style-name="T20">$&gt; </text:span><text:span text:style-name="T24">Ctlr-C</text:span></text:p>
          </table:table-cell>
          <table:table-cell table:style-name="ce25"/>
          <table:table-cell table:style-name="ce42"/>
          <table:table-cell table:style-name="ce46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20">$&gt;</text:span><text:span text:style-name="T21"> ^C</text:span></text:p>
            <text:p><text:span text:style-name="T30">$&gt;</text:span>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hola</text:span><text:span text:style-name="T24">Ctlr-C</text:span></text:p>
          </table:table-cell>
          <table:table-cell table:style-name="ce25"/>
          <table:table-cell table:style-name="ce42"/>
          <table:table-cell table:style-name="ce46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20">$&gt;</text:span><text:span text:style-name="T21"> hola^C</text:span></text:p>
            <text:p><text:span text:style-name="T30">$&gt;</text:span>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20">$&gt;</text:span><text:span text:style-name="T21"> cat (faire </text:span><text:span text:style-name="T24">Ctlr-C </text:span><text:span text:style-name="T21">apres avoir fait plusieurs fois [ENTREE])</text:span></text:p>
          </table:table-cell>
          <table:table-cell table:style-name="ce27"/>
          <table:table-cell table:style-name="ce42"/>
          <table:table-cell table:style-name="ce46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/>
            <text:p/>
            <text:p/>
            <text:p>^C</text:p>
            <text:p>$&gt;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20">$&gt;</text:span><text:span text:style-name="T21"> cat | rev(faire </text:span><text:span text:style-name="T24">Ctlr-C </text:span><text:span text:style-name="T21">apres avoir fait plusieurs fois [ENTREE])</text:span></text:p>
          </table:table-cell>
          <table:table-cell table:style-name="ce27"/>
          <table:table-cell table:style-name="ce42"/>
          <table:table-cell table:style-name="ce46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/>
            <text:p/>
            <text:p/>
            <text:p>^C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 </text:span><text:span text:style-name="T24">Ctlr-D</text:span></text:p>
          </table:table-cell>
          <table:table-cell table:style-name="ce25"/>
          <table:table-cell table:style-name="ce42"/>
          <table:table-cell table:style-name="ce46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20">$&gt;</text:span><text:span text:style-name="T21"> 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Sort du programme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hola</text:span><text:span text:style-name="T25"> </text:span><text:span text:style-name="T24">Ctlr-D</text:span></text:p>
          </table:table-cell>
          <table:table-cell table:style-name="ce25"/>
          <table:table-cell table:style-name="ce42"/>
          <table:table-cell table:style-name="ce46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20">$&gt;</text:span><text:span text:style-name="T21"> hola</text:span>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 </text:span><text:span text:style-name="T24">Ctlr-\</text:span></text:p>
          </table:table-cell>
          <table:table-cell table:style-name="ce25"/>
          <table:table-cell table:style-name="ce42"/>
          <table:table-cell table:style-name="ce46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8" office:value-type="string" calcext:value-type="string">
            <text:p>$&gt;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hola</text:span><text:span text:style-name="T25"> </text:span><text:span text:style-name="T24">Ctlr-\</text:span></text:p>
          </table:table-cell>
          <table:table-cell table:style-name="ce25"/>
          <table:table-cell table:style-name="ce42"/>
          <table:table-cell table:style-name="ce46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20">$&gt;</text:span><text:span text:style-name="T21"> hola</text:span></text:p>
          </table:table-cell>
          <table:table-cell table:style-name="ce75" office:value-type="string" calcext:value-type="string">
            <text:p>/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20">$&gt;</text:span><text:span text:style-name="T21"> cat (faire </text:span><text:span text:style-name="T24">Ctlr-\ </text:span><text:span text:style-name="T21">apres avoir fait plusieurs fois [ENTREE])</text:span></text:p>
          </table:table-cell>
          <table:table-cell table:style-name="ce25"/>
          <table:table-cell table:style-name="ce42"/>
          <table:table-cell table:style-name="ce46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75" office:value-type="float" office:value="131" calcext:value-type="float">
            <text:p>131</text:p>
          </table:table-cell>
          <table:table-cell table:style-name="ce77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 </text:span><text:span text:style-name="T24">Ctlr-Z</text:span></text:p>
          </table:table-cell>
          <table:table-cell table:style-name="ce25"/>
          <table:table-cell table:style-name="ce42"/>
          <table:table-cell table:style-name="ce46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8" office:value-type="string" calcext:value-type="string">
            <text:p>$&gt;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table-cell table:style-name="ce8"/>
          <table:table-cell table:style-name="ce19" office:value-type="string" calcext:value-type="string">
            <text:p><text:span text:style-name="T20">$&gt;</text:span><text:span text:style-name="T21"> sleep 3 | sleep 3 | sleep 3 (faire </text:span><text:span text:style-name="T24">Ctlr-C </text:span><text:span text:style-name="T21">une seconde apres)</text:span></text:p>
          </table:table-cell>
          <table:table-cell table:style-name="ce25"/>
          <table:table-cell table:style-name="ce42"/>
          <table:table-cell table:style-name="ce46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^C</text:p>
            <text:p>$&gt;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8">
          <table:table-cell table:style-name="ce8"/>
          <table:table-cell table:style-name="ce19" office:value-type="string" calcext:value-type="string">
            <text:p><text:span text:style-name="T20">$&gt;</text:span><text:span text:style-name="T21"> sleep 3 | sleep 3 | sleep 3 (faire </text:span><text:span text:style-name="T24">Ctlr-D </text:span><text:span text:style-name="T21">une seconde apres)</text:span></text:p>
          </table:table-cell>
          <table:table-cell table:style-name="ce25"/>
          <table:table-cell table:style-name="ce42"/>
          <table:table-cell table:style-name="ce46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table-cell table:style-name="ce8"/>
          <table:table-cell table:style-name="ce19" office:value-type="string" calcext:value-type="string">
            <text:p><text:span text:style-name="T20">$&gt;</text:span><text:span text:style-name="T21"> sleep 3 | sleep 3 | sleep 3 (faire </text:span><text:span text:style-name="T24">Ctlr-\ </text:span><text:span text:style-name="T21">une seconde apres)</text:span></text:p>
          </table:table-cell>
          <table:table-cell table:style-name="ce25"/>
          <table:table-cell table:style-name="ce42"/>
          <table:table-cell table:style-name="ce46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^\Quit (core dumped)</text:p>
            <text:p>$&gt;</text:p>
          </table:table-cell>
          <table:table-cell table:style-name="ce75" office:value-type="float" office:value="131" calcext:value-type="float">
            <text:p>131</text:p>
          </table:table-cell>
          <table:table-cell table:style-name="ce77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113">
            <text:p><text:span text:style-name="T15">🛫 </text:span><text:span text:style-name="T16">ENV &amp; EXPORT &amp; UNSET </text:span><text:span text:style-name="T12">🛬</text:span></text:p>
          </table:table-cell>
          <table:table-cell table:style-name="ce109" office:value-type="string" calcext:value-type="string"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nv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nv hola que tal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nv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nv env env env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env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nv </text:span><text:span text:style-name="T26">./Makefi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env: ‘./Makefile’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      HOL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xport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export PATH="...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6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xport Hola</text:span></text:p>
            <text:p><text:span text:style-name="T20">$&gt;</text:span><text:span text:style-name="T21"> export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...</text:span></text:p>
            <text:p><text:span text:style-name="T30">export HOME="</text:span><text:span text:style-name="T26">/home/vietdu91</text:span><text:span text:style-name="T21">"</text:span></text:p>
            <text:p><text:span text:style-name="T30">export Hola</text:span></text:p>
            <text:p><text:span text:style-name="T30">export PATH="..."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6" office:value-type="string" calcext:value-type="string">
            <text:p>Hola n'existe pas dans env mais il existe dans export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xport Hola9hey</text:span></text:p>
            <text:p><text:span text:style-name="T20">$&gt;</text:span><text:span text:style-name="T21"> export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...</text:span></text:p>
            <text:p><text:span text:style-name="T30">export HOME="</text:span><text:span text:style-name="T26">/home/vietdu91</text:span><text:span text:style-name="T21">"</text:span></text:p>
            <text:p><text:span text:style-name="T30">export Hola9hey</text:span></text:p>
            <text:p><text:span text:style-name="T30">export PATH="..."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export $DONTEXIST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...</text:span></text:p>
            <text:p><text:span text:style-name="T30">export HOME="</text:span><text:span text:style-name="T26">/home/vietdu91</text:span><text:span text:style-name="T21">"</text:span></text:p>
            <text:p><text:span text:style-name="T30">export PATH="..."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6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| grep "HOME"</text:span></text:p>
          </table:table-cell>
          <table:table-cell table:style-name="ce28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export HOME="</text:span><text:span text:style-name="T26">/home/vietdu91</text:span><text:span text:style-name="T21">"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""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expor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=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%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export: ʻ%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$?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bash: export: `</text:span><text:span text:style-name="T26">0</text:span><text:span text:style-name="T21">': not a valid identifier</text:span></text:p>
            <text:p><text:span text:style-name="T30">$&gt;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?=2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export: ʻ?=2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9HOLA=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export: ʻ9HOLA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9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9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_HOL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___HOL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__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_HO_LA_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_HO_LA_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@=bonjour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export: ʻHOL@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6" office:value-type="string" calcext:value-type="string">
            <text:p>Cas où le nom de variable ne contient pas de lettres, ni de chiffres, ni d'underscores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\~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7" office:value-type="string" calcext:value-type="string">
            <text:p><text:s text:c="2"/></text:p>
          </table:table-cell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export: `HOL~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export -HOLA=bonjour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export: -H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export --HOLA=bonjour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export: --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-=bonjour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export: `HOLA-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-LA=bonjour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export: `HO-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.A=bonjour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export: `HOL.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\\\$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export: `HOL\$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\\\\L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export: `HO\\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}A=bonjour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export: `HOL}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{A=bonjour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export: `HOL{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*LA=bonjour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export: `HO*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#LA=bonjour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export: `HO#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@LA=bonjour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export: `HO@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export HO!LA=bonjour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!LA=bonjour: event not found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$?L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...</text:span></text:p>
            <text:p><text:span text:style-name="T30">HO</text:span><text:span text:style-name="T26">0</text:span><text:span text:style-name="T21">LA=bonjour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+HOLA=bonjour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export: `+HO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+A=bonjour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export: `HOL+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+=bonjour</text:span></text:p>
            <text:p><text:span text:style-name="T20">$&gt;</text:span><text:span text:style-name="T21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bonjour</text:span></text:p>
            <text:p><text:span text:style-name="T20">$&gt;</text:span><text:span text:style-name="T21"> export HOLA+=bonjour</text:span></text:p>
            <text:p><text:span text:style-name="T20">$&gt;</text:span><text:span text:style-name="T21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=bonjour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"+=" s'ajoute au contenu de la variable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HOLA=bonjour</text:span></text:p>
            <text:p><text:span text:style-name="T20">$&gt;</text:span><text:span text:style-name="T21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 =bonjour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export: ʻ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 = bonjour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bon 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=bon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 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=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export HOLA=bonsoir</text:span></text:p>
            <text:p><text:span text:style-name="T20">$&gt;</text:span><text:span text:style-name="T21"> export HOLA=bonretour</text:span></text:p>
            <text:p><text:span text:style-name="T20">$&gt;</text:span><text:span text:style-name="T21"> export HOL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$HOME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...</text:span></text:p>
            <text:p><text:span text:style-name="T30">HOLA=</text:span><text:span text:style-name="T26">/home/vietdu91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bonjour$HOME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...</text:span></text:p>
            <text:p><text:span text:style-name="T30">HOLA=bonjour</text:span><text:span text:style-name="T26">/home/vietdu91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$HOME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bon$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=bon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 office:value-type="string" calcext:value-type="string">
            <text:p>Le cas où la variable "$jour" n'existe pas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bon\jour</text:span></text:p>
            <text:p><text:span text:style-name="T20">$&gt;</text:span><text:span text:style-name="T21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bon\\jour</text:span></text:p>
            <text:p><text:span text:style-name="T20">$&gt;</text:span><text:span text:style-name="T21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=bon\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bon(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pour les caractères : ()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bon()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bon&amp;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jou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 office:value-type="string" calcext:value-type="string">
            <text:p>Marche pour les caractères : &amp;|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export HOLA=bon@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xport HOLA=bon;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2" office:value-type="string" calcext:value-type="string">
            <text:p>127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bon!jour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bash: !jour: event not found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export HOLA=bon"jour"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export HOLA$USER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...</text:span></text:p>
            <text:p><text:span text:style-name="T30">HOLA</text:span><text:span text:style-name="T26">vietdu91</text:span><text:span text:style-name="T21">=bonjour</text:span></text:p>
            <text:p><text:span text:style-name="T30">PATH=...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bonjour=casse-toi</text:span></text:p>
            <text:p><text:span text:style-name="T20">$&gt;</text:span><text:span text:style-name="T21"> echo $HOL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"HOLA=bonjour"=casse-toi</text:span></text:p>
            <text:p><text:span text:style-name="T20">$&gt;</text:span><text:span text:style-name="T21"> echo $HOL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bonjour</text:span></text:p>
            <text:p><text:span text:style-name="T20">$&gt;</text:span><text:span text:style-name="T21"> export BYE=casse-toi</text:span></text:p>
            <text:p><text:span text:style-name="T20">$&gt;</text:span><text:span text:style-name="T21"> echo $HOLA et $BYE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20">$&gt;</text:span><text:span text:style-name="T21"> export HOLA=bonjour BYE=casse-toi</text:span></text:p>
            <text:p><text:span text:style-name="T20">$&gt;</text:span><text:span text:style-name="T21"> echo $HOLA et $BYE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export $HOL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"bonjour      "  </text:span></text:p>
            <text:p><text:span text:style-name="T20">$&gt;</text:span><text:span text:style-name="T21"> echo $HOLA | cat -e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onjour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"   -n bonjour   "  </text:span></text:p>
            <text:p><text:span text:style-name="T20">$&gt;</text:span><text:span text:style-name="T21"> echo $HOLA</text:span></text:p>
          </table:table-cell>
          <table:table-cell table:style-name="ce29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onjour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"bonjour   "/</text:span></text:p>
            <text:p><text:span text:style-name="T20">$&gt;</text:span><text:span text:style-name="T21"> echo $HOL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bonjour /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'"'</text:span></text:p>
            <text:p><text:span text:style-name="T20">$&gt;</text:span><text:span text:style-name="T21"> echo " $HOLA " | cat -e</text:span></text:p>
          </table:table-cell>
          <table:table-cell table:style-name="ce30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 " 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at</text:span></text:p>
            <text:p><text:span text:style-name="T20">$&gt;</text:span><text:span text:style-name="T21"> c$HOLA Makefile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4">[cela affiche le Makefile]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xport "" HOL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20">$&gt;</text:span><text:span text:style-name="T21"> export HOLA="cat Makefile | grep NAME"  </text:span></text:p>
            <text:p><text:span text:style-name="T20">$&gt;</text:span><text:span text:style-name="T21"> echo $HOL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8" office:value-type="string" calcext:value-type="string">
            <text:p>cat Makefile | grep NA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hey </text:span></text:p>
            <text:p><text:span text:style-name="T20">$&gt;</text:span><text:span text:style-name="T21"> echo $HOLA$HOLA$HOLA=hey$HOL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eyheyhey=heyhe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"  bonjour  hey  "  </text:span></text:p>
            <text:p><text:span text:style-name="T20">$&gt;</text:span><text:span text:style-name="T21"> echo $HOLA | cat -e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onjour hey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"  bonjour  hey  "  </text:span></text:p>
            <text:p><text:span text:style-name="T20">$&gt;</text:span><text:span text:style-name="T21"> echo """$HOLA""" | cat -e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"  bonjour  hey  "  </text:span></text:p>
            <text:p><text:span text:style-name="T20">$&gt;</text:span><text:span text:style-name="T21"> echo wesh"$HOLA" | cat -e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wesh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20">$&gt;</text:span><text:span text:style-name="T21"> export HOLA="  bonjour  hey  "  </text:span></text:p>
            <text:p><text:span text:style-name="T20">$&gt;</text:span><text:span text:style-name="T21"> echo wesh""$HOLA.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wesh bonjour hey 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6" office:value-type="string" calcext:value-type="string">
            <text:p>/!\ Bien supprimer les espaces en trop au debut et a la fin du string d'export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"  bonjour  hey  "  </text:span></text:p>
            <text:p><text:span text:style-name="T20">$&gt;</text:span><text:span text:style-name="T21"> echo wesh$""HOLA.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wesh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"  bonjour  hey  "  </text:span></text:p>
            <text:p><text:span text:style-name="T20">$&gt;</text:span><text:span text:style-name="T21"> echo wesh$"HOLA HOLA".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weshHOLA 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bonjour</text:span></text:p>
            <text:p><text:span text:style-name="T20">$&gt;</text:span><text:span text:style-name="T21"> export HOLA=" hola et $HOLA"</text:span></text:p>
            <text:p><text:span text:style-name="T20">$&gt;</text:span><text:span text:style-name="T21"> echo $HOL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 et 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bonjour</text:span></text:p>
            <text:p><text:span text:style-name="T20">$&gt;</text:span><text:span text:style-name="T21"> export HOLA=' hola et $HOLA'</text:span></text:p>
            <text:p><text:span text:style-name="T20">$&gt;</text:span><text:span text:style-name="T21"> echo $HOL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 et $HOLA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0">$&gt;</text:span><text:span text:style-name="T21"> export HOLA=bonjour</text:span></text:p>
            <text:p><text:span text:style-name="T20">$&gt;</text:span><text:span text:style-name="T21"> export HOLA=" hola et $HOLA"$HOLA</text:span></text:p>
            <text:p><text:span text:style-name="T20">$&gt;</text:span><text:span text:style-name="T21"> echo $HOL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 et bonjour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20">$&gt;</text:span><text:span text:style-name="T21"> export HOLA="ls        -l    - a"</text:span></text:p>
            <text:p><text:span text:style-name="T20">$&gt;</text:span><text:span text:style-name="T21"> echo $HOL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ls -l - a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0">$&gt;</text:span><text:span text:style-name="T21"> export HOLA="s -la" </text:span></text:p>
            <text:p><text:span text:style-name="T20">$&gt;</text:span><text:span text:style-name="T21"> l$HOLA</text:span></text:p>
          </table:table-cell>
          <table:table-cell table:style-name="ce29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total 16</text:span></text:p>
            <text:p><text:span text:style-name="T33">drwx------  2 vietdu91 [...] .</text:span></text:p>
            <text:p><text:span text:style-name="T33">drwxrwxewt 51 root     [...] ..</text:span></text:p>
            <text:p><text:span text:style-name="T33">-rwxr-xr-x  8 vietdu91 [...] crashtest.c</text:span></text:p>
            <text:p><text:span text:style-name="T33">[...]</text:span></text:p>
            <text:p><text:span text:style-name="T30">$&gt; 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"s -la" </text:span></text:p>
            <text:p><text:span text:style-name="T20">$&gt;</text:span><text:span text:style-name="T21"> l"$HOLA"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bash: ls -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"s -la" </text:span></text:p>
            <text:p><text:span text:style-name="T20">$&gt;</text:span><text:span text:style-name="T21"> l'$HOLA'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bash: l$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"l" </text:span></text:p>
            <text:p><text:span text:style-name="T20">$&gt;</text:span><text:span text:style-name="T21"> $HOLAs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0">$&gt;</text:span><text:span text:style-name="T21"> export HOLA="l" </text:span></text:p>
            <text:p><text:span text:style-name="T20">$&gt;</text:span><text:span text:style-name="T21"> "$HOLA"s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20">$&gt;</text:span><text:span text:style-name="T21"> export HOL=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=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"l" </text:span></text:p>
            <text:p><text:span text:style-name="T20">$&gt;</text:span><text:span text:style-name="T21"> '$HOLA's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bash: $HOLA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=A=""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=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TE+S=T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2" office:value-type="string" calcext:value-type="string">
            <text:p>bash: export: `TE+S=T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""=""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2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''=''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2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"="="="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2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'='='='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2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p</text:span></text:p>
            <text:p><text:span text:style-name="T20">$&gt;</text:span><text:span text:style-name="T21"> export BYE=w</text:span></text:p>
            <text:p><text:span text:style-name="T20">$&gt;</text:span><text:span text:style-name="T21"> $HOLA"BYE"d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8" office:value-type="string" calcext:value-type="string">
            <text:p>bash: p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p</text:span></text:p>
            <text:p><text:span text:style-name="T20">$&gt;</text:span><text:span text:style-name="T21"> export BYE=w</text:span></text:p>
            <text:p><text:span text:style-name="T20">$&gt;</text:span><text:span text:style-name="T21"> "$HOLA"'$BYE'd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8" office:value-type="string" calcext:value-type="string">
            <text:p>bash: p$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p</text:span></text:p>
            <text:p><text:span text:style-name="T20">$&gt;</text:span><text:span text:style-name="T21"> export BYE=w</text:span></text:p>
            <text:p><text:span text:style-name="T20">$&gt;</text:span><text:span text:style-name="T21"> "$HOLA""$BYE"d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3" office:value-type="string" calcext:value-type="string">
            <text:p>/home/vietdu91/42_works/minishell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p</text:span></text:p>
            <text:p><text:span text:style-name="T20">$&gt;</text:span><text:span text:style-name="T21"> export BYE=w</text:span></text:p>
            <text:p><text:span text:style-name="T20">$&gt;</text:span><text:span text:style-name="T21"> $"HOLA"$"BYE"d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8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p</text:span></text:p>
            <text:p><text:span text:style-name="T20">$&gt;</text:span><text:span text:style-name="T21"> export BYE=w</text:span></text:p>
            <text:p><text:span text:style-name="T20">$&gt;</text:span><text:span text:style-name="T21"> $'HOLA'$'BYE'd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8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-n</text:span></text:p>
            <text:p><text:span text:style-name="T20">$&gt;</text:span><text:span text:style-name="T21"> "echo $HOLA" hey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bash: echo -n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A=1 B=2 C=3 D=4 E=5 F=6 G=7 H=8</text:span></text:p>
            <text:p><text:span text:style-name="T20">$&gt;</text:span><text:span text:style-name="T21"> echo "$A'$B"'$C"$D'$E'"$F'"'$G'$H"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1'2$C"$D5"$F'7'8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export HOLA=bonjour</text:span></text:p>
            <text:p><text:span text:style-name="T20">$&gt;</text:span><text:span text:style-name="T21"> env</text:span></text:p>
            <text:p><text:span text:style-name="T20">$&gt;</text:span><text:span text:style-name="T21"> unset HOLA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xport HOLA=bonjour</text:span></text:p>
            <text:p><text:span text:style-name="T20">$&gt;</text:span><text:span text:style-name="T21"> env</text:span></text:p>
            <text:p><text:span text:style-name="T20">$&gt;</text:span><text:span text:style-name="T21"> unset HOLA</text:span></text:p>
            <text:p><text:span text:style-name="T20">$&gt;</text:span><text:span text:style-name="T21"> unset HOLA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0">$&gt;</text:span><text:span text:style-name="T21"> unset PATH</text:span></text:p>
            <text:p><text:span text:style-name="T20">$&gt;</text:span><text:span text:style-name="T21"> echo $PATH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0" office:value-type="string" calcext:value-type="string">
            <text:p/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unset PATH</text:span></text:p>
            <text:p><text:span text:style-name="T20">$&gt;</text:span><text:span text:style-name="T21"> ls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ls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8" office:value-type="string" calcext:value-type="string">
            <text:p><text:span text:style-name="T27">$&gt;</text:span><text:span text:style-name="T28"> unset ""</text:span></text:p>
          </table:table-cell>
          <table:table-cell table:style-name="ce31">
            <office:annotation draw:style-name="gr2" draw:text-style-name="P2" svg:width="7.253cm" svg:height="1.508cm" svg:x="11.594cm" svg:y="318.9cm" draw:caption-point-x="-0.407cm" draw:caption-point-y="-0.81cm">
              <dc:date>2024-04-29T00:00:00</dc:date>
              <text:p text:style-name="P1"><text:span text:style-name="T1">it's in the base of zsh not bash</text:span></text:p>
              <text:p text:style-name="P1"><text:span text:style-name="T1"><text:tab/></text:span><text:span text:style-name="T1">-Anonymous</text:span></text:p>
            </office:annotation>
          </table:table-cell>
          <table:table-cell table:style-name="ce42"/>
          <table:table-cell table:style-name="ce48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2" office:value-type="string" calcext:value-type="string">
            <text:p>bash: unse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unset INEXISTANT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as où la variable n'existe pas</text:p>
          </table:table-cell>
          <table:table-cell table:number-columns-repeated="1014"/>
        </table:table-row>
        <table:table-row table:style-name="ro11">
          <table:table-cell table:style-name="ce11"/>
          <table:table-cell table:style-name="ce109" office:value-type="string" calcext:value-type="string">
            <text:p><text:span text:style-name="T20">$&gt;</text:span><text:span text:style-name="T21"> unset PWD</text:span></text:p>
            <text:p><text:span text:style-name="T20">$&gt;</text:span><text:span text:style-name="T21"> env | grep PWD</text:span></text:p>
            <text:p><text:span text:style-name="T20">$&gt;</text:span><text:span text:style-name="T21"> pwd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$&gt;</text:span></text:p>
            <text:p><text:span text:style-name="T30">$&gt;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2">
          <table:table-cell table:style-name="ce11"/>
          <table:table-cell table:style-name="ce109" office:value-type="string" calcext:value-type="string">
            <text:p><text:span text:style-name="T20">$&gt; </text:span><text:span text:style-name="T21">pwd</text:span></text:p>
            <text:p><text:span text:style-name="T20">$&gt;</text:span><text:span text:style-name="T21"> unset PWD</text:span></text:p>
            <text:p><text:span text:style-name="T20">$&gt;</text:span><text:span text:style-name="T21"> env | grep PWD</text:span></text:p>
            <text:p><text:span text:style-name="T20">$&gt;</text:span><text:span text:style-name="T21"> cd $PWD</text:span></text:p>
            <text:p><text:span text:style-name="T20">$&gt;</text:span><text:span text:style-name="T21"> pwd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  <text:p><text:span text:style-name="T30">$&gt;</text:span></text:p>
            <text:p><text:span text:style-name="T30">$&gt;</text:span></text:p>
            <text:p><text:span text:style-name="T33">/home/vietdu91</text:span>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0">$&gt;</text:span><text:span text:style-name="T21"> unset OLDPWD</text:span></text:p>
            <text:p><text:span text:style-name="T20">$&gt;</text:span><text:span text:style-name="T21"> env | grep OLDPWD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  <text:p>$&gt;</text:p>
          </table:table-cell>
          <table:table-cell table:style-name="ce76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0">$&gt;</text:span><text:span text:style-name="T21"> unset 9HOL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unset: `9HOL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A9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0">$&gt;</text:span><text:span text:style-name="T21"> unset HOL?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0">$&gt;</text:span><text:span text:style-name="T21"> unset HOLA HOL?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Il unset bien HOLA</text:p>
          </table:table-cell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0">$&gt;</text:span><text:span text:style-name="T21"> unset HOL?A HOL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Il unset bien HOLA</text:p>
          </table:table-cell>
          <table:table-cell table:number-columns-repeated="1014"/>
        </table:table-row>
        <table:table-row table:style-name="ro7">
          <table:table-cell table:style-name="ce11"/>
          <table:table-cell table:style-name="ce109" office:value-type="string" calcext:value-type="string">
            <text:p><text:span text:style-name="T20">$&gt;</text:span><text:span text:style-name="T21"> unset HOL?A HOL.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0">$&gt;</text:span><text:span text:style-name="T21"> unset HOLA=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unset: `HOLA=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09" office:value-type="string" calcext:value-type="string">
            <text:p><text:span text:style-name="T20">$&gt;</text:span><text:span text:style-name="T21"> unset HOL\\\\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unset: `HOL\\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09" office:value-type="string" calcext:value-type="string">
            <text:p><text:span text:style-name="T20">$&gt;</text:span><text:span text:style-name="T21"> unset HOL;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A: command not found</text:p>
          </table:table-cell>
          <table:table-cell table:style-name="ce76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.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unset: `HOL.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+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unset: `HOL+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=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unset: `HOL=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{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unset: `HOL{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}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unset: `HOL}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-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unset: `HOL-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-HOL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unset: -H: invalid option</text:p>
          </table:table-cell>
          <table:table-cell table:style-name="ce76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_HOL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_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A_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*A</text:span></text:p>
          </table:table-cell>
          <table:table-cell table:style-name="ce28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unset: `HOL*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#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unset: `HOL#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0">$&gt;</text:span><text:span text:style-name="T21"> unset $HOL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6" office:value-type="string" calcext:value-type="string">
            <text:p>Il va unset le contenu de $HOLA, c'est-a-dire la variable bonjour</text:p>
          </table:table-cell>
          <table:table-cell table:number-columns-repeated="1014"/>
        </table:table-row>
        <table:table-row table:style-name="ro7">
          <table:table-cell table:style-name="ce11"/>
          <table:table-cell table:style-name="ce109" office:value-type="string" calcext:value-type="string">
            <text:p><text:span text:style-name="T20">$&gt;</text:span><text:span text:style-name="T21"> unset $PWD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0">bash: unset: `</text:span><text:span text:style-name="T26">/home/vietdu91/42_works/minishell</text:span><text:span text:style-name="T21">': not a valid identifier</text:span>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@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unset: `HOL@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!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!A: event not found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^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unset: `HOL^A': not a valid identifier</text:p>
          </table:table-cell>
          <table:table-cell table:style-name="ce12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7">
          <table:table-cell table:style-name="ce11"/>
          <table:table-cell table:style-name="ce109" office:value-type="string" calcext:value-type="string">
            <text:p><text:span text:style-name="T20">$&gt;</text:span><text:span text:style-name="T21"> unset HOL$?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6" office:value-type="string" calcext:value-type="string">
            <text:p>Unset prend en compte le contenu de $?, c'est-a-dire qu'il lit HOL0A ou HOL127A</text:p>
          </table:table-cell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\~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unset: `HOL~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09" office:value-type="string" calcext:value-type="string">
            <text:p><text:span text:style-name="T20">$&gt;</text:span><text:span text:style-name="T21"> unset "" HOLA</text:span></text:p>
            <text:p><text:span text:style-name="T20">$&gt; </text:span><text:span text:style-name="T21">env | grep HOL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unset: `': not a valid identifier</text:p>
            <text:p>$&gt;</text:p>
            <text:p>$&gt;</text:p>
          </table:table-cell>
          <table:table-cell table:style-name="ce12" office:value-type="string" calcext:value-type="string">
            <text:p>1</text:p>
            <text:p>0</text:p>
          </table:table-cell>
          <table:table-cell table:style-name="ce74" office:value-type="string" calcext:value-type="string">
            <text:p>HOLA sera quand meme unset !!</text:p>
          </table:table-cell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0">$&gt;</text:span><text:span text:style-name="T21"> unset PATH</text:span></text:p>
            <text:p><text:span text:style-name="T20">$&gt;</text:span><text:span text:style-name="T21"> echo $PATH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6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0">$&gt;</text:span><text:span text:style-name="T21"> unset PATH</text:span></text:p>
            <text:p><text:span text:style-name="T20">$&gt; </text:span><text:span text:style-name="T21">cat Makefile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cat: No such file or directory</text:p>
            <text:p>$&gt;</text:p>
          </table:table-cell>
          <table:table-cell table:style-name="ce76" office:value-type="string" calcext:value-type="string">
            <text:p>0</text:p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=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unset: `=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======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unset: `======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++++++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unset: `++++++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_______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2"/>
          <table:table-cell table:style-name="ce109" office:value-type="string" calcext:value-type="string">
            <text:p><text:span text:style-name="T20">$&gt;</text:span><text:span text:style-name="T21"> unset export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echo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pwd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cd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unset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sudo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0">$&gt;</text:span><text:span text:style-name="T21"> export hola | unset hola | echo $?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0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99" office:value-type="string" calcext:value-type="string" table:number-columns-spanned="1" table:number-rows-spanned="4">
            <text:p>FICHIERS BINAIRES 0️⃣ 1️⃣</text:p>
          </table:table-cell>
          <table:table-cell table:style-name="ce109" office:value-type="string" calcext:value-type="string">
            <text:p><text:span text:style-name="T20">$&gt;</text:span><text:span text:style-name="T21"> /bin/echo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/bin/echo Hola Que Tal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/bin/env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/bin/cd </text:span><text:span text:style-name="T26">Desktop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/bin/cd: No such file or directory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2">
          <table:table-cell table:style-name="ce105" office:value-type="string" calcext:value-type="string" table:number-columns-spanned="1" table:number-rows-spanned="2">
            <text:p><text:span text:style-name="T17">HISTORIQUE </text:span><text:span text:style-name="T12">🏦</text:span></text:p>
          </table:table-cell>
          <table:table-cell table:style-name="ce16" office:value-type="string" calcext:value-type="string">
            <text:p><text:span text:style-name="T20">$&gt;</text:span><text:span text:style-name="T21"> histor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  558 echo $?</text:p>
            <text:p>  559 clear</text:p>
            <text:p>  560 histor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les 500 dernières commandes</text:p>
          </table:table-cell>
          <table:table-cell table:number-columns-repeated="1014"/>
        </table:table-row>
        <table:table-row table:style-name="ro6">
          <table:covered-table-cell/>
          <table:table-cell table:style-name="ce16" office:value-type="string" calcext:value-type="string">
            <text:p><text:span text:style-name="T20">$&gt;</text:span><text:span text:style-name="T21"> [</text:span><text:span text:style-name="T22">touche du haut</text:span><text:span text:style-name="T23">]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6" office:value-type="string" calcext:value-type="string">
            <text:p><text:span text:style-name="T20">$&gt;</text:span><text:span text:style-name="T21"> clear</text:span></text:p>
          </table:table-cell>
          <table:table-cell table:style-name="ce12" office:value-type="string" calcext:value-type="string">
            <text:p>/</text:p>
          </table:table-cell>
          <table:table-cell table:style-name="ce74" office:value-type="string" calcext:value-type="string">
            <text:p>Defile l'historique</text:p>
          </table:table-cell>
          <table:table-cell table:number-columns-repeated="1014"/>
        </table:table-row>
        <table:table-row table:style-name="ro8">
          <table:table-cell table:style-name="ce99" office:value-type="string" calcext:value-type="string" table:number-columns-spanned="1" table:number-rows-spanned="71">
            <text:p>CD 💿 PWD</text:p>
          </table:table-cell>
          <table:table-cell table:style-name="ce109" office:value-type="string" calcext:value-type="string">
            <text:p><text:span text:style-name="T20">$&gt;</text:span><text:span text:style-name="T21"> pwd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Retourne $PWD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pwd hola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pwd ./hola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pwd hola que tal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pwd -p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pwd: -p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pwd --p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pw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pwd ---p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pw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pwd -- 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pwd pwd pwd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N'affiche qu'une foi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pwd ls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pwd ls env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cd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<text:span text:style-name="T39">On doit se retrouver dans le dossier défini par $HOME</text:span></text:p>
            <text:p><text:span text:style-name="T40">/home/vietdu91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.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39">L'user reste dans le même dossier</text:span></text:p>
            <text:p><text:span text:style-name="T40">/home/vietdu91/42_works/minishell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./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./././.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././././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..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39">On se retrouve au dossier précédent</text:span></text:p>
            <text:p><text:span text:style-name="T40">/home/vietdu91/42_works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../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8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../..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8" office:value-type="string" calcext:value-type="string">
            <text:p>/home/vietdu91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../.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8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.././././.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8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</text:span><text:span text:style-name="T26">srcs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</text:span><text:span text:style-name="T26">srcs objs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'</text:span><text:span text:style-name="T26">srcs</text:span><text:span text:style-name="T21">'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"</text:span><text:span text:style-name="T26">srcs</text:span><text:span text:style-name="T21">"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'/etc'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39">Marche aussi avec les double quotes</text:span></text:p>
            <text:p><text:span text:style-name="T40">/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/e'tc'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etc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/e"tc"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etc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</text:span><text:span text:style-name="T26">sr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bash: cd: </text:span><text:span text:style-name="T26">sr</text:span><text:span text:style-name="T21">: No such file or directory</text:span></text:p>
            <text:p><text:span text:style-name="T30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</text:span><text:span text:style-name="T26">Makefile</text:span></text:p>
          </table:table-cell>
          <table:table-cell table:style-name="ce3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bash: cd: </text:span><text:span text:style-name="T26">Makefile</text:span><text:span text:style-name="T21">: Not a directory</text:span></text:p>
            <text:p><text:span text:style-name="T30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../</text:span><text:span text:style-name="T26">minishell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../../../../../../..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cd .././../.././../bin/ls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cd: .././../.././../bin/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/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'/'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39">Marche aussi avec les double quotes</text:span></text:p>
            <text:p><text:span text:style-name="T40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//</text:span></text:p>
            <text:p><text:span text:style-name="T20">$&gt;</text:span><text:span text:style-name="T21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/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'//'</text:span></text:p>
            <text:p><text:span text:style-name="T20">$&gt;</text:span><text:span text:style-name="T21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/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39">Marche aussi avec les double quotes</text:span></text:p>
            <text:p><text:span text:style-name="T40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///</text:span></text:p>
            <text:p><text:span text:style-name="T20">$&gt;</text:span><text:span text:style-name="T21"> pwd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////////</text:span></text:p>
            <text:p><text:span text:style-name="T20">$&gt;</text:span><text:span text:style-name="T21"> pwd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'////////'</text:span></text:p>
            <text:p><text:span text:style-name="T20">$&gt;</text:span><text:span text:style-name="T21"> pwd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39">Marche aussi avec les double quotes</text:span></text:p>
            <text:p><text:span text:style-name="T40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/</text:span><text:span text:style-name="T26">minishell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bash: cd: </text:span><text:span text:style-name="T26">/minishell</text:span><text:span text:style-name="T21">: No such file or directory</text:span></text:p>
            <text:p><text:span text:style-name="T30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/</text:span></text:p>
            <text:p><text:span text:style-name="T20">$&gt;</text:span><text:span text:style-name="T21"> cd ..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_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cd: _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cd -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39">Retourne à $OLD_PWD</text:span></text:p>
            <text:p><text:span text:style-name="T39">$OLD_PWD et $PWD sont inversés</text:span></text:p>
            <text:p><text:span text:style-name="T40">/home/vietdu91/42_works/minishell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cd --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39">Retourne à $HOME</text:span></text:p>
            <text:p><text:span text:style-name="T39">$OLD_PWD et $PWD sont inversés</text:span></text:p>
            <text:p><text:span text:style-name="T40">/home/vietdu91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---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c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8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$HOME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8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$HOME $HOME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$HOME/</text:span><text:span text:style-name="T26">42_works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8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"$PWD/</text:span><text:span text:style-name="T26">srcs</text:span><text:span text:style-name="T21">"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'$PWD/</text:span><text:span text:style-name="T26">srcs</text:span><text:span text:style-name="T21">'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bash: cd: $PWD</text:span><text:span text:style-name="T26">/srcs</text:span><text:span text:style-name="T21">: No such file or directory</text:span></text:p>
            <text:p><text:span text:style-name="T30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9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unset HOME</text:span></text:p>
            <text:p><text:span text:style-name="T20">$&gt;</text:span><text:span text:style-name="T21"> cd $HOME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cd: HOME not set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9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unset HOME</text:span></text:p>
            <text:p><text:span text:style-name="T20">$&gt;</text:span><text:span text:style-name="T21"> export HOME=</text:span></text:p>
            <text:p><text:span text:style-name="T20">$&gt;</text:span><text:span text:style-name="T21"> cd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unset HOME</text:span></text:p>
            <text:p><text:span text:style-name="T20">$&gt;</text:span><text:span text:style-name="T21"> export HOME</text:span></text:p>
            <text:p><text:span text:style-name="T20">$&gt;</text:span><text:span text:style-name="T21"> cd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cd: HOME not set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90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cd </text:span><text:span text:style-name="T26">minishell Docs crashtest.c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9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   cd / | echo $?</text:span></text:p>
            <text:p><text:span text:style-name="T20">$&gt;</text:span><text:span text:style-name="T21"> pwd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0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~</text:span></text:p>
          </table:table-cell>
          <table:table-cell table:style-name="ce32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~/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~/ | echo $?</text:span></text:p>
            <text:p><text:span text:style-name="T20">$&gt;</text:span><text:span text:style-name="T21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0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91" office:value-type="string" calcext:value-type="string">
            <text:p><text:span text:style-name="T37">[BONUS] </text:span><text:span text:style-name="T38">S'il n'y a qu'un seul </text:span><text:span text:style-name="T41">dossier</text:span><text:span text:style-name="T42"> et rien d'autr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bash: cd: </text:span><text:span text:style-name="T26">minishell</text:span><text:span text:style-name="T21">: No such file or directory</text:span></text:p>
            <text:p><text:span text:style-name="T30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91" office:value-type="string" calcext:value-type="string">
            <text:p><text:span text:style-name="T37">[BONUS] </text:span><text:span text:style-name="T38">S'il n'y a qu'un seul </text:span><text:span text:style-name="T41">fichier</text:span><text:span text:style-name="T42"> et rien d'autr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3" office:value-type="string" calcext:value-type="string">
            <text:p><text:span text:style-name="T37">[BONUS] </text:span><text:span text:style-name="T38">S'il y au moins deux éléments</text:span>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mkdir a</text:span></text:p>
            <text:p><text:span text:style-name="T20">$&gt;</text:span><text:span text:style-name="T21"> mkdir a/b</text:span></text:p>
            <text:p><text:span text:style-name="T20">$&gt;</text:span><text:span text:style-name="T21"> cd a/b</text:span></text:p>
            <text:p><text:span text:style-name="T20">$&gt;</text:span><text:span text:style-name="T21"> rm -r ../../a</text:span></text:p>
            <text:p><text:span text:style-name="T20">$&gt;</text:span><text:span text:style-name="T21"> cd ..</text:span></text:p>
          </table:table-cell>
          <table:table-cell table:style-name="ce3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mkdir a</text:span></text:p>
            <text:p><text:span text:style-name="T20">$&gt;</text:span><text:span text:style-name="T21"> mkdir a/b</text:span></text:p>
            <text:p><text:span text:style-name="T20">$&gt;</text:span><text:span text:style-name="T21"> cd a/b</text:span></text:p>
            <text:p><text:span text:style-name="T20">$&gt;</text:span><text:span text:style-name="T21"> rm -r ../../a</text:span></text:p>
            <text:p><text:span text:style-name="T20">$&gt;</text:span><text:span text:style-name="T21"> pwd</text:span></text:p>
          </table:table-cell>
          <table:table-cell table:style-name="ce3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mkdir a</text:span></text:p>
            <text:p><text:span text:style-name="T20">$&gt;</text:span><text:span text:style-name="T21"> mkdir a/b</text:span></text:p>
            <text:p><text:span text:style-name="T20">$&gt;</text:span><text:span text:style-name="T21"> cd a/b</text:span></text:p>
            <text:p><text:span text:style-name="T20">$&gt;</text:span><text:span text:style-name="T21"> rm -r ../../a</text:span></text:p>
            <text:p><text:span text:style-name="T20">$&gt;</text:span><text:span text:style-name="T21"> echo $PWD</text:span></text:p>
            <text:p><text:span text:style-name="T20">$&gt;</text:span><text:span text:style-name="T21"> echo $OLDPWD</text:span></text:p>
          </table:table-cell>
          <table:table-cell table:style-name="ce3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/home/vietdu91/42_works/minishell/a/b</text:span></text:p>
            <text:p><text:span text:style-name="T30">$&gt;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0">$&gt;</text:span><text:span text:style-name="T21"> mkdir a</text:span></text:p>
            <text:p><text:span text:style-name="T20">$&gt;</text:span><text:span text:style-name="T21"> mkdir a/b</text:span></text:p>
            <text:p><text:span text:style-name="T20">$&gt;</text:span><text:span text:style-name="T21"> cd a/b</text:span></text:p>
            <text:p><text:span text:style-name="T20">$&gt;</text:span><text:span text:style-name="T21"> rm -r ../../a</text:span></text:p>
            <text:p><text:span text:style-name="T20">$&gt;</text:span><text:span text:style-name="T21"> cd</text:span></text:p>
            <text:p><text:span text:style-name="T20">$&gt;</text:span><text:span text:style-name="T21"> echo $PWD</text:span></text:p>
            <text:p><text:span text:style-name="T20">$&gt;</text:span><text:span text:style-name="T21"> echo $OLDPWD</text:span></text:p>
          </table:table-cell>
          <table:table-cell table:style-name="ce3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/home</text:span></text:p>
            <text:p><text:span text:style-name="T30">$&gt;</text:span></text:p>
            <text:p><text:span text:style-name="T33">/home/vietdu91/42_works/minishell/a/b</text:span></text:p>
            <text:p><text:span text:style-name="T30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mkdir a</text:span></text:p>
            <text:p><text:span text:style-name="T20">$&gt;</text:span><text:span text:style-name="T21"> cd a</text:span></text:p>
            <text:p><text:span text:style-name="T20">$&gt;</text:span><text:span text:style-name="T21"> rm -r ../a</text:span></text:p>
            <text:p><text:span text:style-name="T20">$&gt;</text:span><text:span text:style-name="T21"> echo $PWD</text:span></text:p>
            <text:p><text:span text:style-name="T20">$&gt;</text:span><text:span text:style-name="T21"> echo $OLDPWD</text:span></text:p>
          </table:table-cell>
          <table:table-cell table:style-name="ce3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../../../home/vietdu91/42_works/minishell/a</text:span></text:p>
            <text:p><text:span text:style-name="T30">$&gt;</text:span></text:p>
            <text:p><text:span text:style-name="T33">../../../home/vietdu91/42_works/minishell</text:span></text:p>
            <text:p><text:span text:style-name="T30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CDPATH=/</text:span></text:p>
            <text:p><text:span text:style-name="T20">$&gt;</text:span><text:span text:style-name="T21"> cd $HOME/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8" office:value-type="string" calcext:value-type="string">
            <text:p><text:span text:style-name="T43">A gerer ?</text:span></text:p>
            <text:p><text:span text:style-name="T40">/hom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CDPATH=/</text:span></text:p>
            <text:p><text:span text:style-name="T20">$&gt;</text:span><text:span text:style-name="T21"> cd </text:span><text:span text:style-name="T26">home/vietdu91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/home/vietdu91</text:span></text:p>
            <text:p><text:span text:style-name="T30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8" office:value-type="string" calcext:value-type="string">
            <text:p><text:span text:style-name="T43">A gerer ?</text:span></text:p>
            <text:p><text:span text:style-name="T40">/home/vietdu91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CDPATH=./</text:span></text:p>
            <text:p><text:span text:style-name="T20">$&gt;</text:span><text:span text:style-name="T21"> cd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<text:span text:style-name="T43">A gerer ?</text:span></text:p>
            <text:p><text:span text:style-name="T40">/home/vietdu91/42_works/minishell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CDPATH=./</text:span></text:p>
            <text:p><text:span text:style-name="T20">$&gt;</text:span><text:span text:style-name="T21"> cd 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<text:span text:style-name="T43">A gerer ?</text:span></text:p>
            <text:p><text:span text:style-name="T40">/home/vietdu91/42_works</text:span></text:p>
          </table:table-cell>
          <table:table-cell table:number-columns-repeated="1014"/>
        </table:table-row>
        <table:table-row table:style-name="ro8">
          <table:table-cell table:style-name="ce105" office:value-type="string" calcext:value-type="string" table:number-columns-spanned="1" table:number-rows-spanned="14">
            <text:p><text:span text:style-name="T17">BÂTARDS </text:span><text:span text:style-name="T18">🖕</text:span></text:p>
          </table:table-cell>
          <table:table-cell table:style-name="ce16" office:value-type="string" calcext:value-type="string">
            <text:p><text:span text:style-name="T29">$&gt;</text:span><text:span text:style-name="T21"> chmod 000 minishell</text:span></text:p>
            <text:p><text:span text:style-name="T29">$&gt;</text:span><text:span text:style-name="T21"> ./minishell</text:span></text:p>
          </table:table-cell>
          <table:table-cell table:style-name="ce3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./minishell 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ls hola</text:span></text:p>
          </table:table-cell>
          <table:table-cell table:style-name="ce34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./Makefile</text:span></text:p>
          </table:table-cell>
          <table:table-cell table:style-name="ce34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8" office:value-type="string" calcext:value-type="string">
            <text:p>bash: ./Makefile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./minishell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8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Relance le Minishell</text:p>
            <text:p>Il faut donc 2 fois exit pour exit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nv | grep SHLVL</text:span></text:p>
            <text:p><text:span text:style-name="T20">$&gt;</text:span><text:span text:style-name="T21"> ./minishell</text:span></text:p>
            <text:p><text:span text:style-name="T20">$&gt;</text:span><text:span text:style-name="T21"> env | grep SHLVL</text:span></text:p>
            <text:p><text:span text:style-name="T20">$&gt;</text:span><text:span text:style-name="T21"> exit</text:span></text:p>
            <text:p><text:span text:style-name="T20">$&gt;</text:span><text:span text:style-name="T21"> env | grep SHLVL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8" office:value-type="string" calcext:value-type="string"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touch hola</text:span></text:p>
            <text:p><text:span text:style-name="T20">$&gt;</text:span><text:span text:style-name="T21"> ./hola</text:span></text:p>
          </table:table-cell>
          <table:table-cell table:style-name="ce34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./hola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nv|"wc" -l</text:span></text:p>
          </table:table-cell>
          <table:table-cell table:style-name="ce28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4" office:value-type="string" calcext:value-type="string">
            <text:p>66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nv|"wc "-l</text:span></text:p>
          </table:table-cell>
          <table:table-cell table:style-name="ce28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wc -l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r 1 + 1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2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r $? + $?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0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Fait la somme de la valeur de $?</text:p>
          </table:table-cell>
          <table:table-cell table:number-columns-repeated="1014"/>
        </table:table-row>
        <table:table-row table:style-name="ro12">
          <table:covered-table-cell/>
          <table:table-cell table:style-name="ce16" office:value-type="string" calcext:value-type="string">
            <text:p><text:span text:style-name="T29">$&gt;</text:span><text:span text:style-name="T21"> env -i ./minishell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6" office:value-type="string" calcext:value-type="string">
            <text:p><text:span text:style-name="T29">$&gt;</text:span><text:span text:style-name="T21"> env -i ./minishell</text:span></text:p>
            <text:p><text:span text:style-name="T20">$&gt;</text:span><text:span text:style-name="T21"> export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9">$&gt;</text:span><text:span text:style-name="T21"> env -i ./minishell</text:span></text:p>
            <text:p><text:span text:style-name="T20">$&gt;</text:span><text:span text:style-name="T21"> cd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cd: HOME not set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9">$&gt;</text:span><text:span text:style-name="T21"> env -i ./minishell</text:span></text:p>
            <text:p><text:span text:style-name="T20">$&gt;</text:span><text:span text:style-name="T21"> cd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2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table-cell table:style-name="ce99" office:value-type="string" calcext:value-type="string" table:number-columns-spanned="1" table:number-rows-spanned="46">
            <text:p>EXIT <text:s/>⛔</text:p>
          </table:table-cell>
          <table:table-cell table:style-name="ce109" office:value-type="string" calcext:value-type="string">
            <text:p><text:span text:style-name="T20">$&gt;</text:span><text:span text:style-name="T21"> exit</text:span></text:p>
          </table:table-cell>
          <table:table-cell table:style-name="ce25"/>
          <table:table-cell table:style-name="ce42"/>
          <table:table-cell table:style-name="ce46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it exit</text:span></text:p>
          </table:table-cell>
          <table:table-cell table:style-name="ce25"/>
          <table:table-cell table:style-name="ce42"/>
          <table:table-cell table:style-name="ce46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exit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it hola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hola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it hola que tal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hola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42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000042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666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it 666 666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it -666 666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it hola 666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hola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it 666 666 666 666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666 hola 666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exit</text:p>
            <text:p>bash: exit: too many arguments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it hola 666 666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hola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259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3" calcext:value-type="float">
            <text:p>3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-4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52" calcext:value-type="float">
            <text:p>25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-42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14" calcext:value-type="float">
            <text:p>214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-0000042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14" calcext:value-type="float">
            <text:p>214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-259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53" calcext:value-type="float">
            <text:p>253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-666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02" calcext:value-type="float">
            <text:p>10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+666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0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+0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-0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+42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it -69 -96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it --666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--666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it ++++666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++++666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it ++++++0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++++++0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it ------0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------0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"666"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'666'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'-666'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02" calcext:value-type="float">
            <text:p>10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'+666'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it '----666'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----666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it '++++666'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++++666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'6'66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'2'66'32'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8" calcext:value-type="float">
            <text:p>8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it "'666'"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'666'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it '"666"'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"666"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'666'"666"666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70" calcext:value-type="float">
            <text:p>17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+'666'"666"666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70" calcext:value-type="float">
            <text:p>17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-'666'"666"666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86" calcext:value-type="float">
            <text:p>86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9223372036854775807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55" calcext:value-type="float">
            <text:p>255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exit 9223372036854775808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5" office:value-type="string" calcext:value-type="string">
            <text:p><text:span text:style-name="T30">exit</text:span></text:p>
            <text:p><text:span text:style-name="T30">bash: exit: 9223372036854775808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-9223372036854775808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exit -9223372036854775809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5" office:value-type="string" calcext:value-type="string">
            <text:p><text:span text:style-name="T30">exit</text:span></text:p>
            <text:p><text:span text:style-name="T30">bash: exit: -9223372036854775809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4">
          <table:table-cell table:style-name="ce105" office:value-type="string" calcext:value-type="string" table:number-columns-spanned="1" table:number-rows-spanned="48">
            <text:p><text:span text:style-name="T17">PIPES </text:span><text:span text:style-name="T12">🚬</text:span></text:p>
          </table:table-cell>
          <table:table-cell table:style-name="ce109" office:value-type="string" calcext:value-type="string">
            <text:p><text:span text:style-name="T20">$&gt;</text:span><text:span text:style-name="T21"> cat | cat | cat | ls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srcs  test.c</text:span></text:p>
            <text:p/>
            <text:p/>
            <text:p/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6" office:value-type="string" calcext:value-type="string">
            <text:p>Apparaît la ligne ls</text:p>
            <text:p>Et 3 retours à la ligne avec la touche Entrée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ls | exit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6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ls | exit 42</text:span></text:p>
          </table:table-cell>
          <table:table-cell table:style-name="ce3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42" calcext:value-type="float">
            <text:p>42</text:p>
          </table:table-cell>
          <table:table-cell table:style-name="ce74" office:value-type="string" calcext:value-type="string">
            <text:p>Ne fait rien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exit | ls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xit | cat -e bonjour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cat -e bonjour | exit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| echo</text:span></text:p>
          </table:table-cell>
          <table:table-cell table:style-name="ce34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| echo que tal</text:span></text:p>
          </table:table-cell>
          <table:table-cell table:style-name="ce28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que tal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pwd | echo hol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nv | echo hol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oui | cat -e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oui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cho oui | echo non | echo hola | grep oui</text:span></text:p>
          </table:table-cell>
          <table:table-cell table:style-name="ce28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cho oui | echo non | echo hola | grep non</text:span></text:p>
          </table:table-cell>
          <table:table-cell table:style-name="ce28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cho oui | echo non | echo hola | grep hola</text:span></text:p>
          </table:table-cell>
          <table:table-cell table:style-name="ce28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cho hola | cat -e | cat -e | cat -e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3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.. | echo "hola"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3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/ | echo "hola"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.. | pwd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ifconfig | grep ":"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docker0: flags=4099&lt;UP,BROADCAST,MULTICAST&gt;  mtu 1500</text:p>
            <text:p>   ether 02:42:27:cf:95:49  txqueuelen 0  (Ethernet)</text:p>
            <text:p>[...]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ifconfig | grep hol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whoami | grep $USER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vietdu91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whoami | grep $USER &gt; /tmp/bonjour</text:span></text:p>
            <text:p><text:span text:style-name="T20">$&gt;</text:span><text:span text:style-name="T21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vietdu91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20">$&gt;</text:span><text:span text:style-name="T21"> whoami | cat -e | cat -e &gt; /tmp/bonjour</text:span></text:p>
            <text:p><text:span text:style-name="T20">$&gt;</text:span><text:span text:style-name="T21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vietdu91</text:span><text:span text:style-name="T21">$$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0">$&gt;</text:span><text:span text:style-name="T21"> whereis ls | cat -e | cat -e &gt; /tmp/bonjour</text:span></text:p>
            <text:p><text:span text:style-name="T20">$&gt;</text:span><text:span text:style-name="T21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ls | hola</text:span></text:p>
          </table:table-cell>
          <table:table-cell table:style-name="ce23"/>
          <table:table-cell table:style-name="ce42"/>
          <table:table-cell table:style-name="ce46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ls | ls hola</text:span></text:p>
          </table:table-cell>
          <table:table-cell table:style-name="ce28"/>
          <table:table-cell table:style-name="ce42"/>
          <table:table-cell table:style-name="ce46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ls | ls | hola</text:span></text:p>
          </table:table-cell>
          <table:table-cell table:style-name="ce28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ls | hola | ls</text:span></text:p>
          </table:table-cell>
          <table:table-cell table:style-name="ce28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0">bash: hola: command not found</text:span></text:p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ls | ls | hola | rev</text:span></text:p>
          </table:table-cell>
          <table:table-cell table:style-name="ce28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ls | ls | echo hola | rev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aloh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ls -la | grep "."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total 16</text:span></text:p>
            <text:p><text:span text:style-name="T33">drwx------  2 vietdu91 [...] .</text:span></text:p>
            <text:p><text:span text:style-name="T33">drwxrwxewt 51 root     [...] ..</text:span></text:p>
            <text:p><text:span text:style-name="T33">-rwxr-xr-x  8 vietdu91 [...] crashtest.c</text:span></text:p>
            <text:p><text:span text:style-name="T30">[...]</text:span></text:p>
            <text:p><text:span text:style-name="T30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 table:number-columns-spanned="1" table:number-rows-spanned="2">
            <text:p>Sort la commande entiere de ls -la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ls -la | grep "'.'"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covered-table-cell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20">$&gt;</text:span><text:span text:style-name="T21"> echo test.c | cat -e| cat -e| cat -e| cat -e| cat -e| cat -e| cat -e| cat -e|cat -e|cat -e|cat -e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test.c$$$$$$$$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0">$&gt;</text:span><text:span text:style-name="T21"> ls|ls|ls|ls|ls|ls|ls|ls|ls|ls|ls|ls</text:span></text:p>
            <text:p><text:span text:style-name="T30">|ls|ls|ls|ls|ls|ls|ls|ls|ls|ls|ls|ls|ls|ls|ls|ls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Docs Dockers Drawings Makefile minishell philosophers srcs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cho hola | cat | cat | cat | cat | cat | grep hola</text:span></text:p>
          </table:table-cell>
          <table:table-cell table:style-name="ce28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| cat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| cat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|cat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|cat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|| ca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cho hola ||| cat</text:span></text:p>
          </table:table-cell>
          <table:table-cell table:style-name="ce28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ch|o hola | cat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cat Makefile | cat -e | cat -e</text:span></text:p>
          </table:table-cell>
          <table:table-cell table:style-name="ce28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[...]</text:span></text:p>
            <text:p><text:span text:style-name="T33">$$</text:span></text:p>
            <text:p><text:span text:style-name="T33">.PHONY:    all clean fclean re$$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cat Makefile | grep srcs | cat -e</text:span></text:p>
          </table:table-cell>
          <table:table-cell table:style-name="ce28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objs/%.o:                srcs/%.c$</text:span></text:p>
            <text:p><text:span text:style-name="T33">                        @norminette srcs/*$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pb avec split_to_node lexer_expand.c 120 pb de lexer du coup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20">$&gt;</text:span><text:span text:style-name="T21"> cat Makefile | grep srcs | grep srcs | cat -e</text:span></text:p>
          </table:table-cell>
          <table:table-cell table:style-name="ce28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objs/%.o:                srcs/%.c$</text:span></text:p>
            <text:p><text:span text:style-name="T33">                        @norminette srcs/*$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20">$&gt;</text:span><text:span text:style-name="T21"> cat Makefile | grep pr | head -n 5 | cd file_not_exist</text:span></text:p>
          </table:table-cell>
          <table:table-cell table:style-name="ce28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cd: file_not_exist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cat Makefile | grep pr | head -n 5 | hello</text:span></text:p>
          </table:table-cell>
          <table:table-cell table:style-name="ce28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hell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bonjour | cat -e | cat -e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4"/>
          <table:table-cell table:style-name="ce19" office:value-type="string" calcext:value-type="string">
            <text:p><text:span text:style-name="T20">$&gt;</text:span><text:span text:style-name="T21"> unset HOLA | cat -e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4"/>
          <table:table-cell table:style-name="ce19" office:value-type="string" calcext:value-type="string">
            <text:p><text:span text:style-name="T20">$&gt;</text:span><text:span text:style-name="T21"> export HOLA | echo hola</text:span></text:p>
            <text:p><text:span text:style-name="T20">$&gt;</text:span><text:span text:style-name="T21"> env | grep PROUT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0">$&gt;</text:span><text:span text:style-name="T21"> export | echo hol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4"/>
          <table:table-cell table:style-name="ce19" office:value-type="string" calcext:value-type="string">
            <text:p><text:span text:style-name="T20">$&gt;</text:span><text:span text:style-name="T21"> sleep 3 | sleep 3</text:span></text:p>
          </table:table-cell>
          <table:table-cell table:style-name="ce34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1">
          <table:table-cell table:style-name="ce14"/>
          <table:table-cell table:style-name="ce19" office:value-type="string" calcext:value-type="string">
            <text:p><text:span text:style-name="T20">$&gt;</text:span><text:span text:style-name="T21"> time sleep 3 | sleep 3</text:span></text:p>
          </table:table-cell>
          <table:table-cell table:style-name="ce28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real0m3.002s</text:p>
            <text:p>user0m0.003s</text:p>
            <text:p>sys0m0.001s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6">
          <table:table-cell table:style-name="ce14"/>
          <table:table-cell table:style-name="ce19" office:value-type="string" calcext:value-type="string">
            <text:p><text:span text:style-name="T20">$&gt;</text:span><text:span text:style-name="T21"> sleep 3 | exit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6">
          <table:table-cell table:style-name="ce14"/>
          <table:table-cell table:style-name="ce19" office:value-type="string" calcext:value-type="string">
            <text:p><text:span text:style-name="T20">$&gt;</text:span><text:span text:style-name="T21"> exit | sleep 3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7">
          <table:table-cell table:style-name="ce14"/>
          <table:table-cell table:style-name="ce109" office:value-type="string" calcext:value-type="string">
            <text:p><text:span text:style-name="T20">$&gt;</text:span><text:span text:style-name="T21"> echo hola &gt; a</text:span></text:p>
            <text:p><text:span text:style-name="T20">$&gt;</text:span><text:span text:style-name="T21"> &gt;&gt;b echo que tal</text:span></text:p>
            <text:p><text:span text:style-name="T20">$&gt;</text:span><text:span text:style-name="T21"> cat a | &lt;b cat | cat &gt; c | cat</text:span></text:p>
          </table:table-cell>
          <table:table-cell table:style-name="ce34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2">
          <table:table-cell table:style-name="ce99" office:value-type="string" calcext:value-type="string" table:number-columns-spanned="1" table:number-rows-spanned="27">
            <text:p><text:span text:style-name="T13">&amp;&amp;  </text:span><text:span text:style-name="T14">🍒</text:span><text:span text:style-name="T19">  ||</text:span></text:p>
          </table:table-cell>
          <table:table-cell table:style-name="ce109" office:value-type="string" calcext:value-type="string">
            <text:p><text:span text:style-name="T20">$&gt;</text:span><text:span text:style-name="T21"> pwd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/home/vietdu91/42_works/minishell</text:span></text:p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pwd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|| echo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cho hola &amp;&amp; echo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bonjour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cho bonjour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onjour</text:p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-n bonjour &amp;&amp; echo -n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onjour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pwd &amp;&amp; ls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/home/vietdu91/42_works/minishell</text:span></text:p>
            <text:p><text:span text:style-name="T33">crashtest.c  Docs  Dockers  Drawings  Makefile  minishell  philosophers  srcs  test.c</text:span></text:p>
            <text:p><text:span text:style-name="T30">hola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pwd || ls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/home/vietdu91/42_works/minishell</text:span></text:p>
            <text:p><text:span text:style-name="T30">hola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pwd &amp;&amp; ls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/home/vietdu91/42_works/minishell</text:span></text:p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pwd || ls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ls || expor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xport ""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0">bash: export: `': not a valid identifier</text:span></text:p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ls &amp;&amp; expor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srcs  test.c</text:span></text:p>
            <text:p><text:span text:style-name="T30">bash: export: `': not a valid identifier</text:span></text:p>
            <text:p><text:span text:style-name="T30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""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bash: export: `': not a valid identifier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ls || 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5" office:value-type="string" calcext:value-type="string">
            <text:p><text:span text:style-name="T37">[BONUS] </text:span><text:span text:style-name="T38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;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5" office:value-type="string" calcext:value-type="string">
            <text:p><text:span text:style-name="T37">[BONUS] </text:span><text:span text:style-name="T38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ls &amp;&amp; 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5" office:value-type="string" calcext:value-type="string">
            <text:p><text:span text:style-name="T37">[BONUS] </text:span><text:span text:style-name="T38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;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5" office:value-type="string" calcext:value-type="string">
            <text:p><text:span text:style-name="T37">[BONUS] </text:span><text:span text:style-name="T38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ls || &lt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6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5" office:value-type="string" calcext:value-type="string">
            <text:p><text:span text:style-name="T37">[BONUS] </text:span><text:span text:style-name="T38">Marche pour les metacharacters &lt;&gt;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ls &amp;&amp; &lt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7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5" office:value-type="string" calcext:value-type="string">
            <text:p><text:span text:style-name="T37">[BONUS] </text:span><text:span text:style-name="T38">Marche pour les metacharacters &lt;&gt;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cat | echo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/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cat | echo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/>
            <text:p/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ls || cat | echo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ls &amp;&amp; cat | echo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/>
            <text:p/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"" &amp;&amp; unse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export: `': not a valid identifier</text:p>
          </table:table-cell>
          <table:table-cell table:style-name="ce75" office:value-type="float" office:value="1" calcext:value-type="float">
            <text:p>1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/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/>
          <table:table-cell table:style-name="ce75"/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table-cell table:style-name="ce105" office:value-type="string" calcext:value-type="string" table:number-columns-spanned="1" table:number-rows-spanned="38">
            <text:p>( PARENTHESES )</text:p>
          </table:table-cell>
          <table:table-cell table:style-name="ce109" office:value-type="string" calcext:value-type="string">
            <text:p><text:span text:style-name="T20">$&gt;</text:span><text:span text:style-name="T21">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( ( ls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( ( ) ls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0">$&gt;</text:span><text:span text:style-name="T21"> ls &amp;&amp;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(ls &amp;&amp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( ( ls&amp;&amp;pwd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( ( ls ) &amp;&amp;pwd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(ls &amp;&amp; ( ( pwd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0">$&gt;</text:span><text:span text:style-name="T21"> (ls &amp;&amp; pwd) &gt; hola</text:span></text:p>
            <text:p><text:span text:style-name="T20">$&gt;</text:span><text:span text:style-name="T21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</text:span></text:p>
            <text:p><text:span text:style-name="T33">Docs</text:span></text:p>
            <text:p><text:span text:style-name="T33">Dockers</text:span></text:p>
            <text:p><text:span text:style-name="T33">Drawings</text:span></text:p>
            <text:p><text:span text:style-name="T33">Makefile</text:span></text:p>
            <text:p><text:span text:style-name="T33">minishell</text:span></text:p>
            <text:p><text:span text:style-name="T33">philosophers</text:span></text:p>
            <text:p><text:span text:style-name="T33">srcs</text:span></text:p>
            <text:p><text:span text:style-name="T33">test.c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gt; hola ls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gt; hola (ls &amp;&amp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(&gt; pwd)</text:span></text:p>
            <text:p><text:span text:style-name="T20">$&gt;</text:span><text:span text:style-name="T21">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pwd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(&lt; pwd)</text:span></text:p>
            <text:p><text:span text:style-name="T20">$&gt;</text:span><text:span text:style-name="T21">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<text:span text:style-name="T37">[BONUS] </text:span><text:span text:style-name="T38">Si pwd exist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(&lt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pwd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95" office:value-type="string" calcext:value-type="string">
            <text:p><text:span text:style-name="T37">[BONUS] </text:span><text:span text:style-name="T38">Si pwd n'existe pas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( ( ( ( ( pwd) )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()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gt; pwd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0">$&gt;</text:span><text:span text:style-name="T21"> (ls||pwd)&amp;&amp;(ls||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pwd  srcs  test.c</text:span></text:p>
            <text:p><text:span text:style-name="T33">crashtest.c  Docs  Dockers  Drawings  Makefile  minishell  philosophers  pwd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(lss||pwd)&amp;&amp;(lss||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8" office:value-type="string" calcext:value-type="string">
            <text:p><text:span text:style-name="T30">bash: lss: command not found</text:span></text:p>
            <text:p><text:span text:style-name="T33">/home/vietdu91/42_works/minishell</text:span></text:p>
            <text:p><text:span text:style-name="T30">bash: lss: command not found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(lss&amp;&amp;pwd)&amp;&amp;(lss&amp;&amp;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8" office:value-type="string" calcext:value-type="string">
            <text:p><text:span text:style-name="T30">bash: lss: command not found</text:span></text:p>
            <text:p><text:span text:style-name="T30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0">$&gt; </text:span><text:span text:style-name="T21">(ls &amp;&amp; pwd | wc) &gt; hola</text:span></text:p>
            <text:p><text:span text:style-name="T20">$&gt;</text:span><text:span text:style-name="T21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</text:span></text:p>
            <text:p><text:span text:style-name="T33">Docs</text:span></text:p>
            <text:p><text:span text:style-name="T33">Dockers</text:span></text:p>
            <text:p><text:span text:style-name="T33">Drawings</text:span></text:p>
            <text:p><text:span text:style-name="T33">Makefile</text:span></text:p>
            <text:p><text:span text:style-name="T33">minishell</text:span></text:p>
            <text:p><text:span text:style-name="T33">philosophers</text:span></text:p>
            <text:p><text:span text:style-name="T33">srcs</text:span></text:p>
            <text:p><text:span text:style-name="T33">test.c</text:span></text:p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0">$&gt; </text:span><text:span text:style-name="T21">(ls &amp;&amp; pwd | wc) &gt; hola</text:span></text:p>
            <text:p><text:span text:style-name="T20">$&gt;</text:span><text:span text:style-name="T21"> (ls &amp;&amp; pwd | wc) &gt; hola</text:span></text:p>
            <text:p><text:span text:style-name="T20">$&gt;</text:span><text:span text:style-name="T21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</text:span></text:p>
            <text:p><text:span text:style-name="T33">Docs</text:span></text:p>
            <text:p><text:span text:style-name="T33">Dockers</text:span></text:p>
            <text:p><text:span text:style-name="T33">Drawings</text:span></text:p>
            <text:p><text:span text:style-name="T33">Makefile</text:span></text:p>
            <text:p><text:span text:style-name="T33">minishell</text:span></text:p>
            <text:p><text:span text:style-name="T33">philosophers</text:span></text:p>
            <text:p><text:span text:style-name="T33">srcs</text:span></text:p>
            <text:p><text:span text:style-name="T33">test.c</text:span></text:p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0">$&gt; </text:span><text:span text:style-name="T21">(ls &amp;&amp; pwd | wc) &gt;&gt; hola</text:span></text:p>
            <text:p><text:span text:style-name="T20">$&gt;</text:span><text:span text:style-name="T21"> echo hey&amp;&amp;(ls &amp;&amp; pwd | wc) &gt; hola</text:span></text:p>
            <text:p><text:span text:style-name="T20">$&gt;</text:span><text:span text:style-name="T21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8" office:value-type="string" calcext:value-type="string">
            <text:p><text:span text:style-name="T30">hey</text:span></text:p>
            <text:p><text:span text:style-name="T30">$&gt;</text:span></text:p>
            <text:p><text:span text:style-name="T33">crashtest.c</text:span></text:p>
            <text:p><text:span text:style-name="T33">Docs</text:span></text:p>
            <text:p><text:span text:style-name="T33">[...]</text:span></text:p>
            <text:p><text:span text:style-name="T33">srcs</text:span></text:p>
            <text:p><text:span text:style-name="T33">test.c</text:span></text:p>
            <text:p><text:span text:style-name="T33">      1       1      34</text:span></text:p>
            <text:p><text:span text:style-name="T33">crashtest.c</text:span></text:p>
            <text:p><text:span text:style-name="T33">Docs</text:span></text:p>
            <text:p><text:span text:style-name="T33">[...]</text:span></text:p>
            <text:p><text:span text:style-name="T33">srcs</text:span></text:p>
            <text:p><text:span text:style-name="T33">test.c</text:span></text:p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 </text:span><text:span text:style-name="T21">(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 </text:span><text:span text:style-name="T21">(ls &amp;&amp;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pwd  srcs  test.c</text:span></text:p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 </text:span><text:span text:style-name="T21">(ls -z ||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ls: invalid option -- 'z'</text:span></text:p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ey &gt; hola</text:span></text:p>
            <text:p><text:span text:style-name="T20">$&gt;</text:span><text:span text:style-name="T21"> (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ey &gt; hola</text:span></text:p>
            <text:p><text:span text:style-name="T20">$&gt;</text:span><text:span text:style-name="T21"> (ls &amp;&amp;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pwd  srcs  test.c</text:span></text:p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cho hey &gt; hola</text:span></text:p>
            <text:p><text:span text:style-name="T20">$&gt;</text:span><text:span text:style-name="T21"> (ls -z ||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ls: invalid option -- 'z'</text:span></text:p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(ls -z || pwd &amp;&amp; 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0">ls: invalid option -- 'z'</text:span></text:p>
            <text:p><text:span text:style-name="T33">/home/vietdu91/42_works/minishell</text:span></text:p>
            <text:p><text:span text:style-name="T33">crashtest.c  Docs  Dockers  Drawings  Makefile  minishell  philosophers  pwd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20">$&gt;</text:span><text:span text:style-name="T21"> ls || (cat Makefile|grep srcs) &amp;&amp; (pwd|wc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pwd  srcs  test.c</text:span></text:p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ls -z &amp;&amp; (ls) &amp;&amp; (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ls: invalid option -- 'z'</text:p>
            <text:p>$&gt;</text:p>
          </table:table-cell>
          <table:table-cell table:style-name="ce12" office:value-type="float" office:value="130" calcext:value-type="float">
            <text:p>13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0">$&gt;</text:span><text:span text:style-name="T21"> (ls &gt; Docs/hey &amp;&amp; pwd) &gt; hola</text:span></text:p>
            <text:p><text:span text:style-name="T20">$&gt;</text:span><text:span text:style-name="T21"> cat hola</text:span></text:p>
            <text:p><text:span text:style-name="T20">$&gt;</text:span><text:span text:style-name="T21"> cat Docs/he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70" office:value-type="string" calcext:value-type="string">
            <text:p><text:span text:style-name="T33">/home/vietdu91/42_works/minishell</text:span></text:p>
            <text:p><text:span text:style-name="T30">$&gt;</text:span></text:p>
            <text:p><text:span text:style-name="T33">crashtest.c</text:span></text:p>
            <text:p><text:span text:style-name="T33">Docs</text:span></text:p>
            <text:p><text:span text:style-name="T33">[...]</text:span></text:p>
            <text:p><text:span text:style-name="T33">srcs</text:span></text:p>
            <text:p><text:span text:style-name="T33">test.c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0">$&gt;</text:span><text:span text:style-name="T21"> ls &gt; Docs/hey &amp;&amp; pwd &gt; hola</text:span></text:p>
            <text:p><text:span text:style-name="T20">$&gt;</text:span><text:span text:style-name="T21"> cat hola</text:span></text:p>
            <text:p><text:span text:style-name="T20">$&gt;</text:span><text:span text:style-name="T21"> cat Docs/he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71" office:value-type="string" calcext:value-type="string">
            <text:p><text:span text:style-name="T33">/home/vietdu91/42_works/minishell</text:span></text:p>
            <text:p><text:span text:style-name="T30">$&gt;</text:span></text:p>
            <text:p><text:span text:style-name="T33">crashtest.c</text:span></text:p>
            <text:p><text:span text:style-name="T33">Docs</text:span></text:p>
            <text:p><text:span text:style-name="T33">[...]</text:span></text:p>
            <text:p><text:span text:style-name="T33">srcs</text:span></text:p>
            <text:p><text:span text:style-name="T33">test.c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cd ../.. &amp;&amp; pwd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</text:span></text:p>
            <text:p><text:span text:style-name="T33">/home/vietdu91/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(cd ../.. &amp;&amp; pwd)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ls -z || cd ../../..&amp;&amp;pwd</text:span></text:p>
            <text:p><text:span text:style-name="T20">$&gt;</text:span><text:span text:style-name="T21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72" office:value-type="string" calcext:value-type="string">
            <text:p><text:span text:style-name="T30">ls: invalid option -- 'z'</text:span></text:p>
            <text:p><text:span text:style-name="T33">/home/vietdu91</text:span></text:p>
            <text:p><text:span text:style-name="T30">$&gt;</text:span></text:p>
            <text:p><text:span text:style-name="T33">/home/vietdu91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ls -z || (cd ../../..&amp;&amp;pwd)</text:span></text:p>
            <text:p><text:span text:style-name="T20">$&gt;</text:span><text:span text:style-name="T21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72" office:value-type="string" calcext:value-type="string">
            <text:p><text:span text:style-name="T30">ls: invalid option -- 'z'</text:span></text:p>
            <text:p><text:span text:style-name="T33">/home/vietdu91</text:span></text:p>
            <text:p><text:span text:style-name="T30">$&gt;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table-cell table:style-name="ce99" office:value-type="string" calcext:value-type="string" table:number-columns-spanned="1" table:number-rows-spanned="105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cat bonjour</text:span></text:p>
          </table:table-cell>
          <table:table-cell table:style-name="ce26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cho que tal &gt;&gt; bonjour</text:span></text:p>
            <text:p><text:span text:style-name="T20">$&gt;</text:span><text:span text:style-name="T21"> cat bonjour</text:span></text:p>
          </table:table-cell>
          <table:table-cell table:style-name="ce26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que tal &gt;&gt; bonjour</text:span></text:p>
            <text:p><text:span text:style-name="T20">$&gt;</text:span><text:span text:style-name="T21"> cat &lt; bonjour</text:span></text:p>
          </table:table-cell>
          <table:table-cell table:style-name="ce26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rm bonjour</text:span></text:p>
            <text:p><text:span text:style-name="T20">$&gt;</text:span><text:span text:style-name="T21"> echo que tal &gt;&gt; bonjour</text:span></text:p>
            <text:p><text:span text:style-name="T20">$&gt;</text:span><text:span text:style-name="T21"> cat &lt; bonjour</text:span></text:p>
          </table:table-cell>
          <table:table-cell table:style-name="ce26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que tal &gt; bonjour</text:span></text:p>
            <text:p><text:span text:style-name="T20">$&gt;</text:span><text:span text:style-name="T21"> cat bonjour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que tal &gt; /tmp/bonjour</text:span></text:p>
            <text:p><text:span text:style-name="T20">$&gt;</text:span><text:span text:style-name="T21"> cat -e /tmp/bonjour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 que tal$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hey</text:span></text:p>
            <text:p><text:span text:style-name="T20">$&gt;</text:span><text:span text:style-name="T21"> echo bonjour &gt; $HOLA</text:span></text:p>
            <text:p><text:span text:style-name="T20">$&gt;</text:span><text:span text:style-name="T21"> echo $HOLA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whereis grep &gt; Docs/bonjour</text:span></text:p>
            <text:p><text:span text:style-name="T20">$&gt;</text:span><text:span text:style-name="T21"> cat Docs/bonjour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ls -la &gt; Docs/bonjour</text:span></text:p>
            <text:p><text:span text:style-name="T20">$&gt;</text:span><text:span text:style-name="T21"> cat Docs/bonjour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total 16</text:span></text:p>
            <text:p><text:span text:style-name="T33">drwx------  2 vietdu91 [...] .</text:span></text:p>
            <text:p><text:span text:style-name="T33">drwxrwxewt 51 root     [...] ..</text:span></text:p>
            <text:p><text:span text:style-name="T33">-rwxr-xr-x  8 vietdu91 [...] crashtest.c</text:span></text:p>
            <text:p><text:span text:style-name="T30">[...]</text:span></text:p>
            <text:p><text:span text:style-name="T30">$&gt; 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pwd&gt;bonjour</text:span></text:p>
            <text:p><text:span text:style-name="T20">$&gt;</text:span><text:span text:style-name="T21"> cat bonjour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pwd &gt;                     bonjour</text:span></text:p>
            <text:p><text:span text:style-name="T20">$&gt;</text:span><text:span text:style-name="T21"> cat bonjour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&gt; &gt; bonjour</text:span></text:p>
          </table:table-cell>
          <table:table-cell table:style-name="ce26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 unexpected token `&g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&lt; &lt; bonjour</text:span></text:p>
          </table:table-cell>
          <table:table-cell table:style-name="ce26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 unexpected token `&l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&gt;&gt;&gt; bonjour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syntax error near unexpected token `&g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gt; bonjour echo hola</text:span></text:p>
            <text:p><text:span text:style-name="T20">$&gt;</text:span><text:span text:style-name="T21"> cat bonjour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&gt; bonjour | echo hola</text:span></text:p>
            <text:p><text:span text:style-name="T20">$&gt;</text:span><text:span text:style-name="T21"> cat bonjour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prout hola &gt; bonjour</text:span></text:p>
            <text:p><text:span text:style-name="T20">$&gt;</text:span><text:span text:style-name="T21"> ls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prout: command not found</text:p>
            <text:p>$&gt;</text:p>
            <text:p>bonjour [...]</text:p>
          </table:table-cell>
          <table:table-cell table:style-name="ce75" office:value-type="string" calcext:value-type="string">
            <text:p>127</text:p>
            <text:p>0</text:p>
          </table:table-cell>
          <table:table-cell table:style-name="ce82" office:value-type="string" calcext:value-type="string">
            <text:p>Erreur mais file "bonjour" cree tout de meme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ola &gt; hello &gt;&gt; hello &gt;&gt; hello</text:span></text:p>
            <text:p><text:span text:style-name="T20">$&gt;</text:span><text:span text:style-name="T21"> ls</text:span></text:p>
            <text:p><text:span text:style-name="T20">$&gt;</text:span><text:span text:style-name="T21"> cat hello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cho hola &gt; hello &gt;&gt; hello &gt;&gt; hello</text:span></text:p>
            <text:p><text:span text:style-name="T20">$&gt;</text:span><text:span text:style-name="T21"> echo hola &gt;&gt; hello</text:span></text:p>
            <text:p><text:span text:style-name="T20">$&gt;</text:span><text:span text:style-name="T21"> cat &lt; hello</text:span></text:p>
          </table:table-cell>
          <table:table-cell table:style-name="ce26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echo hola &gt; hello &gt;&gt; hello &gt;&gt; hello</text:span></text:p>
            <text:p><text:span text:style-name="T20">$&gt;</text:span><text:span text:style-name="T21"> echo hola &gt;&gt; hello</text:span></text:p>
            <text:p><text:span text:style-name="T20">$&gt;</text:span><text:span text:style-name="T21"> echo hola &gt; hello &gt;&gt; hello &gt;&gt; hello</text:span></text:p>
            <text:p><text:span text:style-name="T20">$&gt;</text:span><text:span text:style-name="T21"> cat &lt; hello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cho hola &gt;&gt; hello &gt;&gt; hello &gt; hello</text:span></text:p>
            <text:p><text:span text:style-name="T20">$&gt;</text:span><text:span text:style-name="T21"> echo hola &gt;&gt; hello</text:span></text:p>
            <text:p><text:span text:style-name="T20">$&gt;</text:span><text:span text:style-name="T21"> cat &lt; hello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echo hola &gt;&gt; hello &gt;&gt; hello &gt; hello</text:span></text:p>
            <text:p><text:span text:style-name="T20">$&gt;</text:span><text:span text:style-name="T21"> echo hola &gt;&gt; hello</text:span></text:p>
            <text:p><text:span text:style-name="T20">$&gt;</text:span><text:span text:style-name="T21"> echo hola &gt;&gt; hello &gt;&gt; hello &gt; hello</text:span></text:p>
            <text:p><text:span text:style-name="T20">$&gt;</text:span><text:span text:style-name="T21"> cat &lt; hello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echo hola &gt; hello</text:span></text:p>
            <text:p><text:span text:style-name="T20">$&gt;</text:span><text:span text:style-name="T21"> echo hola &gt;&gt; hello &gt;&gt; hello &gt;&gt; hello</text:span></text:p>
            <text:p><text:span text:style-name="T20">$&gt;</text:span><text:span text:style-name="T21"> echo hola &gt;&gt; hello</text:span></text:p>
            <text:p><text:span text:style-name="T20">$&gt;</text:span><text:span text:style-name="T21"> cat &lt; hello</text:span></text:p>
          </table:table-cell>
          <table:table-cell table:style-name="ce36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cho hola &gt; hello</text:span></text:p>
            <text:p><text:span text:style-name="T20">$&gt;</text:span><text:span text:style-name="T21"> echo hey &gt; bonjour</text:span></text:p>
            <text:p><text:span text:style-name="T20">$&gt;</text:span><text:span text:style-name="T21"> echo &lt;bonjour &lt;hello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cho hola &gt; hello</text:span></text:p>
            <text:p><text:span text:style-name="T20">$&gt;</text:span><text:span text:style-name="T21"> echo hey &gt; bonjour</text:span></text:p>
            <text:p><text:span text:style-name="T20">$&gt;</text:span><text:span text:style-name="T21"> echo &lt;hello &lt;bonjour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 </text:span><text:span text:style-name="T21">rm bonjour hello</text:span></text:p>
            <text:p><text:span text:style-name="T20">$&gt;</text:span><text:span text:style-name="T21"> echo hola &gt; bonjour &gt; hello 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echo hola &gt; bonjour &gt; hello 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 </text:span><text:span text:style-name="T21">rm bonjour hello</text:span></text:p>
            <text:p><text:span text:style-name="T20">$&gt;</text:span><text:span text:style-name="T21"> echo hola &gt; bonjour &gt;&gt; hello 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echo hola &gt; bonjour &gt; hello 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 </text:span><text:span text:style-name="T21">rm bonjour hello</text:span></text:p>
            <text:p><text:span text:style-name="T20">$&gt;</text:span><text:span text:style-name="T21"> echo hola &gt; bonjour &gt; hello &gt;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echo hola &gt; bonjour &gt; hello &gt;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 </text:span><text:span text:style-name="T21">rm bonjour hello</text:span></text:p>
            <text:p><text:span text:style-name="T20">$&gt;</text:span><text:span text:style-name="T21"> echo hola &gt;&gt; bonjour &gt; hello 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echo hola &gt;&gt; bonjour &gt; hello 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4">
          <table:covered-table-cell/>
          <table:table-cell table:style-name="ce1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 </text:span><text:span text:style-name="T21">rm bonjour hello</text:span></text:p>
            <text:p><text:span text:style-name="T20">$&gt;</text:span><text:span text:style-name="T21"> echo hola &gt;&gt; bonjour &gt;&gt; hello &gt;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echo hola &gt;&gt; bonjour &gt;&gt; hello &gt;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gt; bonjour echo hola bonjour</text:span></text:p>
            <text:p><text:span text:style-name="T20">$&gt;</text:span><text:span text:style-name="T21"> cat bonjour</text:span></text:p>
          </table:table-cell>
          <table:table-cell table:style-name="ce3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onjour 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20">$&gt;</text:span><text:span text:style-name="T21"> &gt;bonjour echo &gt; hola&gt;bonjour&gt;hola&gt;&gt;bonjour&gt;hola hey &gt;bonjour hola &gt;hola</text:span></text:p>
            <text:p><text:span text:style-name="T20">$&gt;</text:span><text:span text:style-name="T21"> cat bonjour</text:span></text:p>
            <text:p><text:span text:style-name="T20">$&gt; </text:span><text:span text:style-name="T21">cat hola</text:span></text:p>
          </table:table-cell>
          <table:table-cell table:style-name="ce3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  <text:p>$&gt;</text:p>
            <text:p>hey 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0">$&gt;</text:span><text:span text:style-name="T21"> echo bonjour &gt; hola1</text:span></text:p>
            <text:p><text:span text:style-name="T20">$&gt;</text:span><text:span text:style-name="T21"> echo hello &gt; hola2</text:span></text:p>
            <text:p><text:span text:style-name="T20">$&gt;</text:span><text:span text:style-name="T21"> echo 2 &gt;hola1 &gt;&gt; hola2</text:span></text:p>
            <text:p><text:span text:style-name="T20">$&gt;</text:span><text:span text:style-name="T21"> ls</text:span></text:p>
            <text:p><text:span text:style-name="T20">$&gt;</text:span><text:span text:style-name="T21"> cat hola1</text:span></text:p>
            <text:p><text:span text:style-name="T20">$&gt;</text:span><text:span text:style-name="T21"> cat hola2</text:span></text:p>
          </table:table-cell>
          <table:table-cell table:style-name="ce26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1  hola2  [...]</text:p>
            <text:p>$&gt;</text:p>
            <text:p>$&gt;</text:p>
            <text:p>hello</text:p>
            <text:p>2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0">$&gt;</text:span><text:span text:style-name="T21"> echo bonjour &gt; hola1</text:span></text:p>
            <text:p><text:span text:style-name="T20">$&gt;</text:span><text:span text:style-name="T21"> echo hello &gt; hola2</text:span></text:p>
            <text:p><text:span text:style-name="T20">$&gt;</text:span><text:span text:style-name="T21"> echo 2 &gt;&gt;hola1 &gt; hola2</text:span></text:p>
            <text:p><text:span text:style-name="T20">$&gt;</text:span><text:span text:style-name="T21"> ls</text:span></text:p>
            <text:p><text:span text:style-name="T20">$&gt;</text:span><text:span text:style-name="T21"> cat hola1</text:span></text:p>
            <text:p><text:span text:style-name="T20">$&gt;</text:span><text:span text:style-name="T21"> cat hola2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1  hola2  [...]</text:p>
            <text:p>$&gt;</text:p>
            <text:p>bonjour</text:p>
            <text:p>$&gt;</text:p>
            <text:p>2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gt; pwd</text:span></text:p>
            <text:p><text:span text:style-name="T20">$&gt;</text:span><text:span text:style-name="T21"> ls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pwd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lt; pwd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7" office:value-type="string" calcext:value-type="string">
            <text:p>bash: 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lt; </text:span><text:span text:style-name="T26">Makefile</text:span><text:span text:style-name="T21">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7" office:value-type="string" calcext:value-type="string">
            <text:p>.: not enough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Voir pourquoi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at &lt;pwd</text:span></text:p>
          </table:table-cell>
          <table:table-cell table:style-name="ce3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7" office:value-type="string" calcext:value-type="string">
            <text:p>bash: 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at &lt;srcs/pwd</text:span></text:p>
          </table:table-cell>
          <table:table-cell table:style-name="ce3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7" office:value-type="string" calcext:value-type="string">
            <text:p>bash: srcs/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at &lt;../pwd</text:span></text:p>
          </table:table-cell>
          <table:table-cell table:style-name="ce3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7" office:value-type="string" calcext:value-type="string">
            <text:p>bash: ../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cat &gt;&gt;</text:span></text:p>
          </table:table-cell>
          <table:table-cell table:style-name="ce26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7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 office:value-type="string" calcext:value-type="string">
            <text:p>Marche aussi pour les autres operateurs de redirection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cat &gt;&gt;&gt;</text:span></text:p>
          </table:table-cell>
          <table:table-cell table:style-name="ce26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7" office:value-type="string" calcext:value-type="string">
            <text:p>bash: syntax error near unexpected token `&g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cat &gt;&gt; &lt;&lt;</text:span></text:p>
          </table:table-cell>
          <table:table-cell table:style-name="ce26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7" office:value-type="string" calcext:value-type="string">
            <text:p>bash: syntax error near unexpected token `&lt;&l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cat &gt;&gt; &gt; &gt;&gt; &lt;&lt; &gt;&gt;</text:span></text:p>
          </table:table-cell>
          <table:table-cell table:style-name="ce26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7" office:value-type="string" calcext:value-type="string">
            <text:p>bash: syntax error near unexpected token `&g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at &lt; ls</text:span></text:p>
          </table:table-cell>
          <table:table-cell table:style-name="ce3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at &lt; ls &gt; ls</text:span></text:p>
          </table:table-cell>
          <table:table-cell table:style-name="ce3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cat &gt; ls1 &lt; ls2</text:span></text:p>
            <text:p><text:span text:style-name="T20">$&gt;</text:span><text:span text:style-name="T21"> ls</text:span></text:p>
          </table:table-cell>
          <table:table-cell table:style-name="ce3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ls2: No such file or directory</text:p>
            <text:p>$&gt;</text:p>
            <text:p>ls1  [...]</text:p>
            <text:p>$&gt;</text:p>
          </table:table-cell>
          <table:table-cell table:style-name="ce75" office:value-type="string" calcext:value-type="string"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gt;&gt;hola</text:span></text:p>
            <text:p><text:span text:style-name="T20">$&gt;</text:span><text:span text:style-name="T21"> cat hola</text:span></text:p>
          </table:table-cell>
          <table:table-cell table:style-name="ce26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cat &lt; bonjour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&gt;bonjour</text:span></text:p>
            <text:p><text:span text:style-name="T20">$&gt;</text:span><text:span text:style-name="T21"> cat &lt;bonjour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&gt;bonjour</text:span></text:p>
            <text:p><text:span text:style-name="T20">$&gt;</text:span><text:span text:style-name="T21"> cat&lt;bonjour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&gt; bonjour</text:span></text:p>
            <text:p><text:span text:style-name="T20">$&gt;</text:span><text:span text:style-name="T21"> cat&lt; bonjour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              &gt;bonjour</text:span></text:p>
            <text:p><text:span text:style-name="T20">$&gt;</text:span><text:span text:style-name="T21"> cat&lt;                     bonjour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         &gt;     bonjour</text:span></text:p>
            <text:p><text:span text:style-name="T20">$&gt;</text:span><text:span text:style-name="T21"> cat            &lt;         bonjour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cat &lt; srcs/bonjour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&gt;srcs/bonjour</text:span></text:p>
            <text:p><text:span text:style-name="T20">$&gt;</text:span><text:span text:style-name="T21"> cat &lt;srcs/bonjour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que tal &gt;&gt; bonjour</text:span></text:p>
            <text:p><text:span text:style-name="T20">$&gt;</text:span><text:span text:style-name="T21"> cat &lt; bonjour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rm bonjour</text:span></text:p>
            <text:p><text:span text:style-name="T20">$&gt;</text:span><text:span text:style-name="T21"> echo que tal &gt;&gt; bonjour</text:span></text:p>
            <text:p><text:span text:style-name="T20">$&gt;</text:span><text:span text:style-name="T21"> cat &lt; bonjour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'c'"h"o hola &gt; bonjour</text:span></text:p>
            <text:p><text:span text:style-name="T20">$&gt;</text:span><text:span text:style-name="T21"> cat 'bo'"n"jour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echo hola &gt; bonjour\ 1</text:span></text:p>
            <text:p><text:span text:style-name="T20">$&gt;</text:span><text:span text:style-name="T21"> ls</text:span></text:p>
            <text:p><text:span text:style-name="T20">$&gt;</text:span><text:span text:style-name="T21"> cat bonjour\ 1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bonjour hey</text:span></text:p>
            <text:p><text:span text:style-name="T20">$&gt;</text:span><text:span text:style-name="T21"> ls</text:span></text:p>
            <text:p><text:span text:style-name="T20">$&gt;</text:span><text:span text:style-name="T21"> cat bonjour</text:span></text:p>
            <text:p><text:span text:style-name="T20">$&gt;</text:span><text:span text:style-name="T21"> cat hey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gt;srcs/bonjour &gt;srcs/hello &lt;prout</text:span></text:p>
            <text:p><text:span text:style-name="T20">$&gt;</text:span><text:span text:style-name="T21"> cat srcs/bonjour srcs/hello</text:span></text:p>
          </table:table-cell>
          <table:table-cell table:style-name="ce26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 </text:span><text:span text:style-name="T21">rm srcs/bonjour srcs/hello</text:span></text:p>
            <text:p><text:span text:style-name="T20">$&gt;</text:span><text:span text:style-name="T21"> &gt;srcs/bonjour &gt;srcs/hello &lt;prout</text:span></text:p>
            <text:p><text:span text:style-name="T20">$&gt;</text:span><text:span text:style-name="T21"> ls srcs</text:span></text:p>
            <text:p><text:span text:style-name="T20">$&gt;</text:span><text:span text:style-name="T21"> cat srcs/bonjour srcs/hello</text:span></text:p>
          </table:table-cell>
          <table:table-cell table:style-name="ce26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gt;srcs/bonjour &lt;prout &gt;srcs/hello </text:span></text:p>
            <text:p><text:span text:style-name="T20">$&gt;</text:span><text:span text:style-name="T21"> cat srcs/bonjour </text:span></text:p>
            <text:p><text:span text:style-name="T20">$&gt;</text:span><text:span text:style-name="T21"> cat srcs/hello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 </text:span><text:span text:style-name="T21">rm srcs/bonjour srcs/hello</text:span></text:p>
            <text:p><text:span text:style-name="T20">$&gt;</text:span><text:span text:style-name="T21"> &gt;srcs/bonjour &lt;prout &gt;srcs/hello </text:span></text:p>
            <text:p><text:span text:style-name="T20">$&gt;</text:span><text:span text:style-name="T21"> ls srcs</text:span></text:p>
            <text:p><text:span text:style-name="T20">$&gt;</text:span><text:span text:style-name="T21"> cat srcs/bonjour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echo hola &gt; ../bonjour</text:span></text:p>
            <text:p><text:span text:style-name="T20">$&gt;</text:span><text:span text:style-name="T21"> echo hey &gt; ../hello</text:span></text:p>
            <text:p><text:span text:style-name="T20">$&gt;</text:span><text:span text:style-name="T21"> &gt;../bonjour &gt;../hello &lt;prout</text:span></text:p>
            <text:p><text:span text:style-name="T20">$&gt;</text:span><text:span text:style-name="T21"> cat ../bonjour ../hello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../bonjour</text:span></text:p>
            <text:p><text:span text:style-name="T20">$&gt;</text:span><text:span text:style-name="T21"> echo hey &gt; ../hello</text:span></text:p>
            <text:p><text:span text:style-name="T20">$&gt; </text:span><text:span text:style-name="T21">rm ../bonjour ../hello</text:span></text:p>
            <text:p><text:span text:style-name="T20">$&gt;</text:span><text:span text:style-name="T21"> &gt;../bonjour &gt;../hello &lt;prout</text:span></text:p>
            <text:p><text:span text:style-name="T20">$&gt;</text:span><text:span text:style-name="T21"> ls ..</text:span></text:p>
            <text:p><text:span text:style-name="T20">$&gt;</text:span><text:span text:style-name="T21"> cat ../bonjour ../hello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ola &gt; ../bonjour</text:span></text:p>
            <text:p><text:span text:style-name="T20">$&gt;</text:span><text:span text:style-name="T21"> echo hey &gt; ../hello</text:span></text:p>
            <text:p><text:span text:style-name="T20">$&gt;</text:span><text:span text:style-name="T21"> &gt;../bonjour &lt;prout &gt;../hello </text:span></text:p>
            <text:p><text:span text:style-name="T20">$&gt;</text:span><text:span text:style-name="T21"> cat ../bonjour </text:span></text:p>
            <text:p><text:span text:style-name="T20">$&gt;</text:span><text:span text:style-name="T21"> cat ../hello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../bonjour</text:span></text:p>
            <text:p><text:span text:style-name="T20">$&gt;</text:span><text:span text:style-name="T21"> echo hey &gt; ../hello</text:span></text:p>
            <text:p><text:span text:style-name="T20">$&gt; </text:span><text:span text:style-name="T21">rm ../bonjour ../hello</text:span></text:p>
            <text:p><text:span text:style-name="T20">$&gt;</text:span><text:span text:style-name="T21"> &gt;../bonjour &lt;prout &gt;../hello </text:span></text:p>
            <text:p><text:span text:style-name="T20">$&gt;</text:span><text:span text:style-name="T21"> ls ..</text:span></text:p>
            <text:p><text:span text:style-name="T20">$&gt;</text:span><text:span text:style-name="T21"> cat ../bonjour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gt;srcs/bonjour &gt;&gt;srcs/hello &lt;prout</text:span></text:p>
            <text:p><text:span text:style-name="T20">$&gt;</text:span><text:span text:style-name="T21"> cat srcs/bonjour </text:span></text:p>
            <text:p><text:span text:style-name="T20">$&gt;</text:span><text:span text:style-name="T21"> cat srcs/hello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gt;&gt;srcs/bonjour &gt;srcs/hello &lt;prout</text:span></text:p>
            <text:p><text:span text:style-name="T20">$&gt;</text:span><text:span text:style-name="T21"> cat srcs/bonjour </text:span></text:p>
            <text:p><text:span text:style-name="T20">$&gt;</text:span><text:span text:style-name="T21"> cat srcs/hello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gt;&gt;srcs/bonjour &gt;&gt;srcs/hello &lt;prout</text:span></text:p>
            <text:p><text:span text:style-name="T20">$&gt;</text:span><text:span text:style-name="T21"> cat srcs/bonjour </text:span></text:p>
            <text:p><text:span text:style-name="T20">$&gt;</text:span><text:span text:style-name="T21"> cat srcs/hello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gt;srcs/bonjour &lt;prout &gt;&gt;srcs/hello</text:span></text:p>
            <text:p><text:span text:style-name="T20">$&gt;</text:span><text:span text:style-name="T21"> cat srcs/bonjour </text:span></text:p>
            <text:p><text:span text:style-name="T20">$&gt;</text:span><text:span text:style-name="T21"> cat srcs/hello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gt;&gt;srcs/bonjour &lt;prout &gt;srcs/hello</text:span></text:p>
            <text:p><text:span text:style-name="T20">$&gt;</text:span><text:span text:style-name="T21"> cat srcs/bonjour </text:span></text:p>
            <text:p><text:span text:style-name="T20">$&gt;</text:span><text:span text:style-name="T21"> cat srcs/hello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gt;&gt;srcs/bonjour &lt;prout &gt;&gt;srcs/hello</text:span></text:p>
            <text:p><text:span text:style-name="T20">$&gt;</text:span><text:span text:style-name="T21"> cat srcs/bonjour </text:span></text:p>
            <text:p><text:span text:style-name="T20">$&gt;</text:span><text:span text:style-name="T21"> cat srcs/hello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lt;prout &gt;&gt;srcs/bonjour &gt;&gt;srcs/hello</text:span></text:p>
            <text:p><text:span text:style-name="T20">$&gt;</text:span><text:span text:style-name="T21"> cat srcs/bonjour </text:span></text:p>
            <text:p><text:span text:style-name="T20">$&gt;</text:span><text:span text:style-name="T21"> cat srcs/hello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&lt;bonjour &gt;hello</text:span></text:p>
            <text:p><text:span text:style-name="T20">$&gt;</text:span><text:span text:style-name="T21"> cat bonjour 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  <text:p>&gt;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&gt;bonjour &gt;hello &lt; prout</text:span></text:p>
            <text:p><text:span text:style-name="T20">$&gt;</text:span><text:span text:style-name="T21"> cat bonjour 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rm bonjour hello</text:span></text:p>
            <text:p><text:span text:style-name="T20">$&gt;</text:span><text:span text:style-name="T21"> &gt;bonjour &gt;hello &lt; prout</text:span></text:p>
            <text:p><text:span text:style-name="T20">$&gt;</text:span><text:span text:style-name="T21"> cat bonjour 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&gt;bonjour &lt;prout hello</text:span></text:p>
            <text:p><text:span text:style-name="T20">$&gt;</text:span><text:span text:style-name="T21"> cat bonjour 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 </text:span><text:span text:style-name="T21">rm bonjour hello</text:span></text:p>
            <text:p><text:span text:style-name="T20">$&gt;</text:span><text:span text:style-name="T21"> &gt;bonjour &lt;prout hello</text:span></text:p>
            <text:p><text:span text:style-name="T20">$&gt;</text:span><text:span text:style-name="T21"> cat bonjour 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77" office:value-type="string" calcext:value-type="string">
            <text:p>Le fichier hello n'existe pas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&lt;bonjour cat | wc &gt; bonjour</text:span></text:p>
            <text:p><text:span text:style-name="T20">$&gt;</text:span><text:span text:style-name="T21"> cat bonjour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      0       0       0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rm -f bonjour</text:span></text:p>
            <text:p><text:span text:style-name="T20">$&gt;</text:span><text:span text:style-name="T21"> rm bonjour &gt; bonjour</text:span></text:p>
            <text:p><text:span text:style-name="T20">$&gt;</text:span><text:span text:style-name="T21"> ls -l bonjour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ls: cannot access 'bonjour': No such file or directory</text:p>
          </table:table-cell>
          <table:table-cell table:style-name="ce75" office:value-type="string" calcext:value-type="string">
            <text:p>0</text:p>
            <text:p>0</text:p>
            <text:p>2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"bonjour hello"</text:span></text:p>
            <text:p><text:span text:style-name="T20">$&gt;</text:span><text:span text:style-name="T21"> &gt;$HOLA</text:span></text:p>
            <text:p><text:span text:style-name="T20">$&gt;</text:span><text:span text:style-name="T21"> ls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'bonjour hello'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"bonjour hello"</text:span></text:p>
            <text:p><text:span text:style-name="T20">$&gt;</text:span><text:span text:style-name="T21"> &gt;"$HOLA"</text:span></text:p>
            <text:p><text:span text:style-name="T20">$&gt;</text:span><text:span text:style-name="T21"> ls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'bonjour hello'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"bonjour hello"</text:span></text:p>
            <text:p><text:span text:style-name="T20">$&gt;</text:span><text:span text:style-name="T21"> &gt;$"HOLA"</text:span></text:p>
            <text:p><text:span text:style-name="T20">$&gt;</text:span><text:span text:style-name="T21"> ls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HOLA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"bonjour hello"</text:span></text:p>
            <text:p><text:span text:style-name="T20">$&gt;</text:span><text:span text:style-name="T21"> &gt;$HOLA&gt;hey</text:span></text:p>
            <text:p><text:span text:style-name="T20">$&gt;</text:span><text:span text:style-name="T21"> ls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"bonjour hello"</text:span></text:p>
            <text:p><text:span text:style-name="T20">$&gt;</text:span><text:span text:style-name="T21"> &gt;hey&gt;$HOLA</text:span></text:p>
            <text:p><text:span text:style-name="T20">$&gt;</text:span><text:span text:style-name="T21"> ls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export HOLA="bonjour hello"</text:span></text:p>
            <text:p><text:span text:style-name="T20">$&gt;</text:span><text:span text:style-name="T21"> &gt;hey&gt;$HOLA&gt;hey&gt;hey</text:span></text:p>
            <text:p><text:span text:style-name="T20">$&gt;</text:span><text:span text:style-name="T21"> ls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xport A=hey</text:span></text:p>
            <text:p><text:span text:style-name="T20">$&gt;</text:span><text:span text:style-name="T21"> export A B=Hola D E C="Que Tal"</text:span></text:p>
            <text:p><text:span text:style-name="T20">$&gt;</text:span><text:span text:style-name="T21"> echo $PROUT$B$C &gt; /tmp/a &gt; /tmp/b &gt; /tmp/c</text:span></text:p>
            <text:p><text:span text:style-name="T20">$&gt;</text:span><text:span text:style-name="T21"> cat /tmp/a</text:span></text:p>
            <text:p><text:span text:style-name="T20">$&gt;</text:span><text:span text:style-name="T21"> cat /tmp/b</text:span></text:p>
            <text:p><text:span text:style-name="T20">$&gt; </text:span><text:span text:style-name="T21">cat /tmp/c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21" office:value-type="string" calcext:value-type="string" table:number-columns-spanned="7" table:number-rows-spanned="1">
            <text:p><text:span text:style-name="T20">                                           !!!!!</text:span><text:span text:style-name="T21"> Contenu du fichier a : "Amour Tu es Horrible"</text:span></text:p>
            <text:p><text:span text:style-name="T20">                                           </text:span><text:span text:style-name="T31">!!!!!</text:span><text:span text:style-name="T21"> Contenu du fichier b : "0123456789"</text:span></text:p>
            <text:p><text:span text:style-name="T20">                                           </text:span><text:span text:style-name="T32">!!!!!</text:span><text:span text:style-name="T21"> Contenu du fichier c : "Prout"</text:span></text:p>
          </table:table-cell>
          <table:covered-table-cell table:number-columns-repeated="3" table:style-name="ce38"/>
          <table:covered-table-cell table:style-name="ce144"/>
          <table:covered-table-cell table:style-name="ce148"/>
          <table:covered-table-cell table:style-name="ce38"/>
          <table:table-cell table:style-name="ce77" table:number-columns-repeated="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lt;a cat &lt;b &lt;c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Prout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0">$&gt;</text:span><text:span text:style-name="T21"> &lt;a cat &lt;b &lt;c</text:span></text:p>
            <text:p><text:span text:style-name="T20">$&gt;</text:span><text:span text:style-name="T21"> cat a</text:span></text:p>
            <text:p><text:span text:style-name="T20">$&gt;</text:span><text:span text:style-name="T21"> cat b</text:span></text:p>
            <text:p><text:span text:style-name="T20">$&gt;</text:span><text:span text:style-name="T21"> cat c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8">
          <table:covered-table-cell/>
          <table:table-cell table:style-name="ce109" office:value-type="string" calcext:value-type="string">
            <text:p><text:span text:style-name="T20">$&gt;</text:span><text:span text:style-name="T21"> &gt;a ls &gt;b &gt;&gt;c &gt;d</text:span></text:p>
            <text:p><text:span text:style-name="T20">$&gt;</text:span><text:span text:style-name="T21"> cat a</text:span></text:p>
            <text:p><text:span text:style-name="T20">$&gt;</text:span><text:span text:style-name="T21"> cat b</text:span></text:p>
            <text:p><text:span text:style-name="T20">$&gt;</text:span><text:span text:style-name="T21"> cat c</text:span></text:p>
            <text:p><text:span text:style-name="T20">$&gt;</text:span><text:span text:style-name="T21"> cat d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$&gt;</text:span></text:p>
            <text:p><text:span text:style-name="T30">$&gt;</text:span></text:p>
            <text:p><text:span text:style-name="T30">$&gt;</text:span></text:p>
            <text:p><text:span text:style-name="T30">Prout</text:span></text:p>
            <text:p><text:span text:style-name="T30">$&gt;</text:span></text:p>
            <text:p><text:span text:style-name="T33">crashtest.c</text:span></text:p>
            <text:p><text:span text:style-name="T33">Docs</text:span></text:p>
            <text:p><text:span text:style-name="T33">[...]</text:span></text:p>
            <text:p><text:span text:style-name="T33">test.c</text:span></text:p>
            <text:p><text:span text:style-name="T30">$&gt; </text:span>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8">
          <table:covered-table-cell/>
          <table:table-cell table:style-name="ce109" office:value-type="string" calcext:value-type="string">
            <text:p><text:span text:style-name="T20">$&gt;</text:span><text:span text:style-name="T21"> &gt;a ls &gt;b &gt;&gt;c &gt;d</text:span></text:p>
            <text:p><text:span text:style-name="T20">$&gt;</text:span><text:span text:style-name="T21"> cat a</text:span></text:p>
            <text:p><text:span text:style-name="T20">$&gt;</text:span><text:span text:style-name="T21"> cat b</text:span></text:p>
            <text:p><text:span text:style-name="T20">$&gt;</text:span><text:span text:style-name="T21"> cat c</text:span></text:p>
            <text:p><text:span text:style-name="T20">$&gt;</text:span><text:span text:style-name="T21"> cat d</text:span></text:p>
          </table:table-cell>
          <table:table-cell table:style-name="ce27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$&gt;</text:span></text:p>
            <text:p><text:span text:style-name="T30">$&gt;</text:span></text:p>
            <text:p><text:span text:style-name="T30">$&gt;</text:span></text:p>
            <text:p><text:span text:style-name="T30">Prout</text:span></text:p>
            <text:p><text:span text:style-name="T30">$&gt;</text:span></text:p>
            <text:p><text:span text:style-name="T33">crashtest.c</text:span></text:p>
            <text:p><text:span text:style-name="T33">Docs</text:span></text:p>
            <text:p><text:span text:style-name="T33">[...]</text:span></text:p>
            <text:p><text:span text:style-name="T33">test.c</text:span></text:p>
            <text:p><text:span text:style-name="T30">$&gt;</text:span>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echo hola &gt; a &gt; b &gt; c</text:span></text:p>
            <text:p><text:span text:style-name="T20">$&gt;</text:span><text:span text:style-name="T21"> cat a</text:span></text:p>
            <text:p><text:span text:style-name="T20">$&gt;</text:span><text:span text:style-name="T21"> cat b</text:span></text:p>
            <text:p><text:span text:style-name="T20">$&gt;</text:span><text:span text:style-name="T21"> cat c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  <text:p>$&gt;</text:p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mkdir dir</text:span></text:p>
            <text:p><text:span text:style-name="T20">$&gt;</text:span><text:span text:style-name="T21"> ls -la &gt; dir/bonjour</text:span></text:p>
            <text:p><text:span text:style-name="T20">$&gt;</text:span><text:span text:style-name="T21"> cat dir/bonjour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total 16</text:p>
            <text:p>drwx------  2 vietdu91 [...] .</text:p>
            <text:p>drwxrwxewt 51 root     [...] ..</text:p>
            <text:p>[...]</text:p>
            <text:p>$&gt; 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lt;a</text:span></text:p>
            <text:p><text:span text:style-name="T20">$&gt;</text:span><text:span text:style-name="T21"> cat a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Amour Tu es Horrib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&gt;d cat &lt;a &gt;&gt;e</text:span></text:p>
            <text:p><text:span text:style-name="T20">$&gt;</text:span><text:span text:style-name="T21"> cat a</text:span></text:p>
            <text:p><text:span text:style-name="T20">$&gt;</text:span><text:span text:style-name="T21"> cat d</text:span></text:p>
            <text:p><text:span text:style-name="T20">$&gt;</text:span><text:span text:style-name="T21"> cat e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&lt; a &gt; b cat &gt; hey &gt;&gt; d</text:span></text:p>
            <text:p><text:span text:style-name="T20">$&gt;</text:span><text:span text:style-name="T21"> cat d</text:span></text:p>
            <text:p><text:span text:style-name="T20">$&gt;</text:span><text:span text:style-name="T21"> ls</text:span></text:p>
          </table:table-cell>
          <table:table-cell table:style-name="ce25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Amour Tu Es Horrible</text:p>
            <text:p>$&gt;</text:p>
            <text:p>[...] a b hey d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1">
          <table:table-cell table:style-name="ce105" office:value-type="string" calcext:value-type="string" table:number-columns-spanned="1" table:number-rows-spanned="19">
            <text:p><text:span text:style-name="T17">HEREDOC </text:span><text:span text:style-name="T16">⏮️</text:span></text:p>
          </table:table-cell>
          <table:table-cell table:style-name="ce109" office:value-type="string" calcext:value-type="string">
            <text:p><text:span text:style-name="T20">$&gt;</text:span><text:span text:style-name="T21"> cat &lt;&lt; hol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&gt; $HOME</text:span></text:p>
            <text:p><text:span text:style-name="T30">&gt; hola</text:span></text:p>
            <text:p><text:span text:style-name="T33">/home/vietdu91</text:span></text:p>
            <text:p><text:span text:style-name="T30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cat &lt;&lt; 'hola'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cat &lt;&lt; "hola"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cat &lt;&lt; ho"la"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cat &lt;&lt; $HOME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0">$&gt;</text:span><text:span text:style-name="T21"> cat &lt;&lt; hola &gt; bonjour</text:span></text:p>
            <text:p><text:span text:style-name="T20">$&gt;</text:span><text:span text:style-name="T21"> cat bonjour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0">$&gt;</text:span><text:span text:style-name="T21"> cat &lt;&lt; hola | rev</text:span></text:p>
          </table:table-cell>
          <table:table-cell table:style-name="ce34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0">$&gt;</text:span><text:span text:style-name="T21"> &lt;&lt; hol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&gt; chola</text:p>
            <text:p>&gt; holache</text:p>
            <text:p>&gt;      hola</text:p>
            <text:p>&gt; "hola"</text:p>
            <text:p>&gt; 'hola'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&lt;&lt;hola</text:span></text:p>
          </table:table-cell>
          <table:table-cell table:style-name="ce23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&gt;</text:p>
            <text:p>&gt;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cat &lt;&lt;</text:span></text:p>
          </table:table-cell>
          <table:table-cell table:style-name="ce39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73" office:value-type="string" calcext:value-type="string">
            <text:p>bash: syntax error near 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5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0">$&gt;</text:span><text:span text:style-name="T21"> cat &lt;&lt; prout &lt;&lt; lol &lt;&lt; koala</text:span></text:p>
          </table:table-cell>
          <table:table-cell table:style-name="ce39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prout &lt;&lt; lol &lt;&lt; cat &lt;&lt; koala</text:span></text:p>
          </table:table-cell>
          <table:table-cell table:style-name="ce39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95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lt;&lt; $hola</text:span></text:p>
          </table:table-cell>
          <table:table-cell table:style-name="ce39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2" office:value-type="string" calcext:value-type="string">
            <text:p>&gt; $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lt;&lt; $"hola"$"b"</text:span></text:p>
          </table:table-cell>
          <table:table-cell table:style-name="ce39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2" office:value-type="string" calcext:value-type="string">
            <text:p>&gt; hola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lt;&lt; $"$hola"$$"b"</text:span></text:p>
          </table:table-cell>
          <table:table-cell table:style-name="ce39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2" office:value-type="string" calcext:value-type="string">
            <text:p>&gt; $hola$$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&lt;&lt; ho$la$"$a"$$"b"</text:span></text:p>
          </table:table-cell>
          <table:table-cell table:style-name="ce39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2" office:value-type="string" calcext:value-type="string">
            <text:p>&gt; hola$a$$b</text:p>
            <text:p>&gt; ho$la$a$$n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&lt;&lt;&lt; bonjour</text:span></text:p>
          </table:table-cell>
          <table:table-cell table:style-name="ce39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2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&lt;&lt;&lt;&lt; bonjour</text:span></text:p>
          </table:table-cell>
          <table:table-cell table:style-name="ce39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2" office:value-type="string" calcext:value-type="string">
            <text:p>bash: syntax error near unexpected token `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5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&lt;&lt;&lt;&lt;&lt; bonjour</text:span></text:p>
          </table:table-cell>
          <table:table-cell table:style-name="ce39"/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62" office:value-type="string" calcext:value-type="string">
            <text:p>bash: syntax error near 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5"/>
          <table:table-cell table:number-columns-repeated="1014"/>
        </table:table-row>
        <table:table-row table:style-name="ro17">
          <table:table-cell table:style-name="ce99" office:value-type="string" calcext:value-type="string" table:number-columns-spanned="1" table:number-rows-spanned="6">
            <text:p>WILDCARD ⭐</text:p>
          </table:table-cell>
          <table:table-cell table:style-name="ce109" office:value-type="string" calcext:value-type="string">
            <text:p><text:span text:style-name="T20">$&gt;</text:span><text:span text:style-name="T21"> ls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test.c</text:span></text:p>
            <text:p/>
            <text:p><text:span text:style-name="T33">Docs:</text:span></text:p>
            <text:p><text:span text:style-name="T33">identite.pdf  loyer.pdf</text:span></text:p>
            <text:p><text:span text:style-name="T33">srcs:</text:span></text:p>
            <text:p><text:span text:style-name="T33">main.c  utils.c  sor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ls *.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ls *.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9" office:value-type="string" calcext:value-type="string">
            <text:p>ls: cannot access '*.hola' : No such file or directory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at M*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[</text:span><text:span text:style-name="T35">affiche le Makefile</text:span><text:span text:style-name="T36">]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at M*e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6" office:value-type="string" calcext:value-type="string">
            <text:p>cat: 'M*ee': No such file or directory</text:p>
          </table:table-cell>
          <table:table-cell table:style-name="ce75" office:value-type="float" office:value="1" calcext:value-type="float">
            <text:p>1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at Make*fi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143" office:value-type="string" calcext:value-type="string">
            <text:p>KO</text:p>
          </table:table-cell>
          <table:table-cell table:style-name="ce147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[</text:span><text:span text:style-name="T35">affiche le Makefile</text:span><text:span text:style-name="T36">]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3" table:number-rows-repeated="104780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euille 1'.G25:'Feuille 1'.G769">
            <calcext:condition calcext:apply-style-name="KO" calcext:value="=&quot;KO&quot;" calcext:base-cell-address="'Feuille 1'.G25"/>
          </calcext:conditional-format>
          <calcext:conditional-format calcext:target-range-address="'Feuille 1'.F25:'Feuille 1'.G769">
            <calcext:condition calcext:apply-style-name="Accent" calcext:value="=0" calcext:base-cell-address="'Feuille 1'.F25"/>
          </calcext:conditional-format>
          <calcext:conditional-format calcext:target-range-address="'Feuille 1'.F25:'Feuille 1'.F769">
            <calcext:condition calcext:apply-style-name="KO" calcext:value="=&quot;KO&quot;" calcext:base-cell-address="'Feuille 1'.F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/>
    <style:font-face style:name="Ubuntu Mono,Arial" svg:font-family="'Ubuntu Mono,Arial'"/>
    <style:font-face style:name="docs-Cantarell" svg:font-family="docs-Cantarell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ff0000" style:font-name="Arial" fo:font-family="Arial" fo:font-weight="bold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KO" style:family="table-cell" style:parent-style-name="Default">
      <style:table-cell-properties fo:background-color="#ffa6a6"/>
      <style:text-properties style:font-name="FreeSans" fo:font-family="FreeSans" style:font-style-name="Bold" style:font-family-generic="swiss" style:font-pitch="variable" fo:font-size="11pt" fo:font-weight="6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42cm" fo:page-height="29.7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30T03:26:06.108317664</dc:date>
    <meta:editing-duration>PT25M23S</meta:editing-duration>
    <meta:editing-cycles>5</meta:editing-cycles>
    <meta:document-statistic meta:table-count="1" meta:cell-count="4105" meta:object-count="0"/>
  </office:meta>
</office:document-meta>
</file>